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7.575in" fo:margin-left="-0.075in" table:align="left" style:writing-mode="lr-tb"/>
    </style:style>
    <style:style style:name="Table1.A" style:family="table-column">
      <style:table-column-properties style:column-width="1.5743in"/>
    </style:style>
    <style:style style:name="Table1.B" style:family="table-column">
      <style:table-column-properties style:column-width="1.5in"/>
    </style:style>
    <style:style style:name="Table1.C" style:family="table-column">
      <style:table-column-properties style:column-width="4.5007in"/>
    </style:style>
    <style:style style:name="Table1.1" style:family="table-row">
      <style:table-row-properties fo:keep-together="always"/>
    </style:style>
    <style:style style:name="Table1.A1" style:family="table-cell">
      <style:table-cell-properties fo:padding-left="0.075in" fo:padding-right="0.075in" fo:padding-top="0in" fo:padding-bottom="0in" fo:border="none"/>
    </style:style>
    <style:style style:name="Table1.2" style:family="table-row">
      <style:table-row-properties fo:keep-together="auto"/>
    </style:style>
    <style:style style:name="Table2" style:family="table">
      <style:table-properties style:width="9.425in" table:align="margins" style:writing-mode="lr-tb"/>
    </style:style>
    <style:style style:name="Table2.A" style:family="table-column">
      <style:table-column-properties style:column-width="1.191in" style:rel-column-width="8280*"/>
    </style:style>
    <style:style style:name="Table2.B" style:family="table-column">
      <style:table-column-properties style:column-width="1.3174in" style:rel-column-width="9159*"/>
    </style:style>
    <style:style style:name="Table2.C" style:family="table-column">
      <style:table-column-properties style:column-width="0.559in" style:rel-column-width="3888*"/>
    </style:style>
    <style:style style:name="Table2.D" style:family="table-column">
      <style:table-column-properties style:column-width="1.4257in" style:rel-column-width="9913*"/>
    </style:style>
    <style:style style:name="Table2.E" style:family="table-column">
      <style:table-column-properties style:column-width="1.9306in" style:rel-column-width="13424*"/>
    </style:style>
    <style:style style:name="Table2.F" style:family="table-column">
      <style:table-column-properties style:column-width="1.5007in" style:rel-column-width="10436*"/>
    </style:style>
    <style:style style:name="Table2.G" style:family="table-column">
      <style:table-column-properties style:column-width="1.5007in" style:rel-column-width="10435*"/>
    </style:style>
    <style:style style:name="Table2.A1" style:family="table-cell">
      <style:table-cell-properties fo:padding="0.0382in" fo:border-left="0.05pt solid #000000" fo:border-right="none" fo:border-top="0.05pt solid #000000" fo:border-bottom="0.05pt solid #000000"/>
    </style:style>
    <style:style style:name="Table2.G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G2" style:family="table-cell">
      <style:table-cell-properties fo:padding="0.0382in" fo:border-left="0.05pt solid #000000" fo:border-right="0.05pt solid #000000" fo:border-top="none" fo:border-bottom="0.05pt solid #000000"/>
    </style:style>
    <style:style style:name="Table3" style:family="table">
      <style:table-properties style:width="9.425in" table:align="margins" style:writing-mode="lr-tb"/>
    </style:style>
    <style:style style:name="Table3.A" style:family="table-column">
      <style:table-column-properties style:column-width="1.191in" style:rel-column-width="8279*"/>
    </style:style>
    <style:style style:name="Table3.B" style:family="table-column">
      <style:table-column-properties style:column-width="1.3167in" style:rel-column-width="9157*"/>
    </style:style>
    <style:style style:name="Table3.C" style:family="table-column">
      <style:table-column-properties style:column-width="0.559in" style:rel-column-width="3886*"/>
    </style:style>
    <style:style style:name="Table3.D" style:family="table-column">
      <style:table-column-properties style:column-width="1.4257in" style:rel-column-width="9912*"/>
    </style:style>
    <style:style style:name="Table3.E" style:family="table-column">
      <style:table-column-properties style:column-width="1.9306in" style:rel-column-width="13422*"/>
    </style:style>
    <style:style style:name="Table3.F" style:family="table-column">
      <style:table-column-properties style:column-width="1.5014in" style:rel-column-width="10440*"/>
    </style:style>
    <style:style style:name="Table3.G" style:family="table-column">
      <style:table-column-properties style:column-width="1.5014in" style:rel-column-width="10439*"/>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4" style:family="table">
      <style:table-properties style:width="9.425in" table:align="margins" style:writing-mode="lr-tb"/>
    </style:style>
    <style:style style:name="Table4.A" style:family="table-column">
      <style:table-column-properties style:column-width="1.191in" style:rel-column-width="8280*"/>
    </style:style>
    <style:style style:name="Table4.B" style:family="table-column">
      <style:table-column-properties style:column-width="1.3174in" style:rel-column-width="9159*"/>
    </style:style>
    <style:style style:name="Table4.C" style:family="table-column">
      <style:table-column-properties style:column-width="0.559in" style:rel-column-width="3888*"/>
    </style:style>
    <style:style style:name="Table4.D" style:family="table-column">
      <style:table-column-properties style:column-width="1.4257in" style:rel-column-width="9913*"/>
    </style:style>
    <style:style style:name="Table4.E" style:family="table-column">
      <style:table-column-properties style:column-width="1.9306in" style:rel-column-width="13424*"/>
    </style:style>
    <style:style style:name="Table4.F" style:family="table-column">
      <style:table-column-properties style:column-width="1.5007in" style:rel-column-width="10436*"/>
    </style:style>
    <style:style style:name="Table4.G" style:family="table-column">
      <style:table-column-properties style:column-width="1.5007in" style:rel-column-width="10435*"/>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5" style:family="table">
      <style:table-properties style:width="9.425in" table:align="margins" style:writing-mode="lr-tb"/>
    </style:style>
    <style:style style:name="Table5.A" style:family="table-column">
      <style:table-column-properties style:column-width="1.191in" style:rel-column-width="8279*"/>
    </style:style>
    <style:style style:name="Table5.B" style:family="table-column">
      <style:table-column-properties style:column-width="1.3167in" style:rel-column-width="9157*"/>
    </style:style>
    <style:style style:name="Table5.C" style:family="table-column">
      <style:table-column-properties style:column-width="0.559in" style:rel-column-width="3886*"/>
    </style:style>
    <style:style style:name="Table5.D" style:family="table-column">
      <style:table-column-properties style:column-width="1.4257in" style:rel-column-width="9912*"/>
    </style:style>
    <style:style style:name="Table5.E" style:family="table-column">
      <style:table-column-properties style:column-width="1.9306in" style:rel-column-width="13422*"/>
    </style:style>
    <style:style style:name="Table5.F" style:family="table-column">
      <style:table-column-properties style:column-width="1.5014in" style:rel-column-width="10440*"/>
    </style:style>
    <style:style style:name="Table5.G" style:family="table-column">
      <style:table-column-properties style:column-width="1.5014in" style:rel-column-width="10439*"/>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1pt" style:font-size-asian="11pt"/>
    </style:style>
    <style:style style:name="P2" style:family="paragraph" style:parent-style-name="Standard">
      <style:text-properties fo:font-style="italic" style:font-style-asian="italic"/>
    </style:style>
    <style:style style:name="P3" style:family="paragraph" style:parent-style-name="Standard">
      <style:text-properties style:text-position="0% 100%"/>
    </style:style>
    <style:style style:name="P4" style:family="paragraph" style:parent-style-name="Standard">
      <style:text-properties style:text-position="0% 100%" fo:font-size="10pt" fo:font-weight="normal" style:font-size-asian="10pt" style:font-weight-asian="normal" style:font-size-complex="10pt" style:font-weight-complex="normal"/>
    </style:style>
    <style:style style:name="P5" style:family="paragraph" style:parent-style-name="Standard">
      <style:text-properties style:text-position="0% 100%" fo:font-weight="bold" style:font-weight-asian="bold" style:font-weight-complex="bold"/>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text-position="sub 58%" fo:font-weight="bold" style:font-weight-asian="bold" style:font-weight-complex="bold"/>
    </style:style>
    <style:style style:name="P9" style:family="paragraph" style:parent-style-name="Standard">
      <style:text-properties fo:color="#33cc66"/>
    </style:style>
    <style:style style:name="P10" style:family="paragraph" style:parent-style-name="Standard">
      <style:paragraph-properties fo:margin-left="0.25in" fo:margin-right="0in" fo:text-indent="0in" style:auto-text-indent="false"/>
    </style:style>
    <style:style style:name="P11" style:family="paragraph" style:parent-style-name="Standard">
      <style:paragraph-properties fo:margin-left="0.25in" fo:margin-right="0in" fo:text-indent="0in" style:auto-text-indent="false"/>
      <style:text-properties fo:font-style="italic" style:font-style-asian="italic"/>
    </style:style>
    <style:style style:name="P12" style:family="paragraph" style:parent-style-name="Standard">
      <style:paragraph-properties fo:margin-left="0.25in" fo:margin-right="0in" fo:margin-top="0in" fo:margin-bottom="0in" loext:contextual-spacing="false" fo:line-height="100%" fo:text-indent="0in" style:auto-text-indent="false"/>
    </style:style>
    <style:style style:name="P13" style:family="paragraph" style:parent-style-name="Standard">
      <style:paragraph-properties fo:margin-left="0.25in" fo:margin-right="0in" fo:margin-top="0in" fo:margin-bottom="0in" loext:contextual-spacing="false" fo:line-height="100%" fo:text-indent="0in" style:auto-text-indent="false"/>
      <style:text-properties fo:color="#ff0000"/>
    </style:style>
    <style:style style:name="P14" style:family="paragraph" style:parent-style-name="Standard">
      <style:paragraph-properties fo:margin-left="0.5in" fo:margin-right="0in" fo:text-indent="-0.25in" style:auto-text-indent="false"/>
    </style:style>
    <style:style style:name="P15" style:family="paragraph" style:parent-style-name="Standard">
      <style:paragraph-properties fo:margin-left="0.5in" fo:margin-right="0in" fo:text-indent="-0.25in" style:auto-text-indent="false"/>
      <style:text-properties fo:font-style="italic" style:font-style-asian="italic"/>
    </style:style>
    <style:style style:name="P16" style:family="paragraph" style:parent-style-name="Standard">
      <style:paragraph-properties fo:margin-left="0.5in" fo:margin-right="0in" fo:text-indent="-0.25in" style:auto-text-indent="false"/>
      <style:text-properties fo:color="#33cc66"/>
    </style:style>
    <style:style style:name="P17" style:family="paragraph" style:parent-style-name="Standard">
      <style:paragraph-properties fo:margin-left="0.75in" fo:margin-right="0in" fo:text-indent="0in" style:auto-text-indent="false"/>
    </style:style>
    <style:style style:name="P18" style:family="paragraph" style:parent-style-name="List_20_Paragraph">
      <style:paragraph-properties fo:margin-left="0.75in" fo:margin-right="0in" fo:text-indent="0in" style:auto-text-indent="false"/>
      <style:text-properties fo:color="#ff0000"/>
    </style:style>
    <style:style style:name="P19" style:family="paragraph" style:parent-style-name="Standard">
      <style:paragraph-properties fo:margin-left="1.25in" fo:margin-right="0in" fo:text-indent="0in" style:auto-text-indent="false"/>
    </style:style>
    <style:style style:name="P20" style:family="paragraph" style:parent-style-name="Standard">
      <style:paragraph-properties fo:margin-left="0.75in" fo:margin-right="0in" fo:text-indent="-0.5in" style:auto-text-indent="false"/>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top="0in" fo:margin-bottom="0in" loext:contextual-spacing="false" fo:line-height="100%"/>
    </style:style>
    <style:style style:name="P23" style:family="paragraph" style:parent-style-name="Standard">
      <style:paragraph-properties fo:margin-top="0in" fo:margin-bottom="0in" loext:contextual-spacing="false" fo:line-height="100%"/>
      <style:text-properties fo:font-size="10pt" fo:font-weight="bold" style:font-size-asian="10pt" style:font-weight-asian="bold" style:font-size-complex="10pt"/>
    </style:style>
    <style:style style:name="P24" style:family="paragraph" style:parent-style-name="Standard">
      <style:paragraph-properties fo:margin-top="0in" fo:margin-bottom="0in" loext:contextual-spacing="false" fo:line-height="100%"/>
      <style:text-properties fo:font-size="10pt" style:font-size-asian="10pt" style:font-size-complex="10pt"/>
    </style:style>
    <style:style style:name="P25" style:family="paragraph" style:parent-style-name="Standard">
      <style:paragraph-properties fo:margin-top="0in" fo:margin-bottom="0in" loext:contextual-spacing="false" fo:line-height="100%"/>
      <style:text-properties fo:font-style="italic" style:font-style-asian="italic"/>
    </style:style>
    <style:style style:name="P26" style:family="paragraph" style:parent-style-name="Standard">
      <style:paragraph-properties fo:margin-top="0in" fo:margin-bottom="0in" loext:contextual-spacing="false" fo:line-height="100%"/>
      <style:text-properties fo:color="#ff0000" fo:font-size="11pt" style:font-size-asian="11pt"/>
    </style:style>
    <style:style style:name="P27" style:family="paragraph" style:parent-style-name="Standard">
      <style:paragraph-properties fo:margin-top="0in" fo:margin-bottom="0in" loext:contextual-spacing="false" fo:line-height="100%"/>
      <style:text-properties fo:color="#ff0000"/>
    </style:style>
    <style:style style:name="P28" style:family="paragraph" style:parent-style-name="Standard">
      <style:paragraph-properties fo:margin-top="0in" fo:margin-bottom="0in" loext:contextual-spacing="false" fo:line-height="100%"/>
      <style:text-properties fo:color="#33cc66"/>
    </style:style>
    <style:style style:name="P29" style:family="paragraph" style:parent-style-name="Standard">
      <style:paragraph-properties fo:margin-top="0in" fo:margin-bottom="0in" loext:contextual-spacing="false" fo:line-height="100%"/>
      <style:text-properties style:text-position="0% 100%" fo:font-size="10pt" style:font-size-asian="10pt" style:font-size-complex="10pt"/>
    </style:style>
    <style:style style:name="P30" style:family="paragraph" style:parent-style-name="Text_20_body">
      <style:text-properties fo:color="#ff0000" fo:font-style="italic" style:font-style-asian="italic" style:font-style-complex="italic"/>
    </style:style>
    <style:style style:name="P31" style:family="paragraph" style:parent-style-name="List_20_Paragraph">
      <style:paragraph-properties fo:margin-left="1in" fo:margin-right="0in" fo:text-indent="0in" style:auto-text-indent="false"/>
      <style:text-properties fo:color="#ff0000"/>
    </style:style>
    <style:style style:name="P32" style:family="paragraph" style:parent-style-name="Standard">
      <style:paragraph-properties fo:break-before="page"/>
      <style:text-properties fo:font-weight="bold" style:font-weight-asian="bold" style:font-weight-complex="bold"/>
    </style:style>
    <style:style style:name="P33" style:family="paragraph" style:parent-style-name="Standard">
      <style:paragraph-properties fo:margin-left="0.2346in" fo:margin-right="0.0043in" fo:margin-top="0in" fo:margin-bottom="0in" loext:contextual-spacing="false" fo:line-height="100%" fo:text-indent="0in" style:auto-text-indent="false"/>
      <style:text-properties style:text-position="0% 100%" fo:font-size="10pt" style:font-size-asian="10pt" style:font-size-complex="10pt"/>
    </style:style>
    <style:style style:name="P34" style:family="paragraph" style:parent-style-name="Heading_20_1" style:master-page-name="Landscape">
      <style:paragraph-properties style:page-number="auto"/>
    </style:style>
    <style:style style:name="P35" style:family="paragraph" style:parent-style-name="Standard">
      <style:text-properties style:text-position="0% 100%" fo:font-size="10pt" fo:font-style="normal" fo:font-weight="normal" style:font-size-asian="10pt" style:font-style-asian="normal" style:font-weight-asian="normal" style:font-size-complex="10pt" style:font-style-complex="normal" style:font-weight-complex="normal"/>
    </style:style>
    <style:style style:name="P36" style:family="paragraph" style:parent-style-name="Standard">
      <style:text-properties style:text-position="sub 58%" fo:font-weight="bold" style:font-weight-asian="bold" style:font-weight-complex="bold"/>
    </style:style>
    <style:style style:name="P37" style:family="paragraph" style:parent-style-name="Standard">
      <style:paragraph-properties fo:margin-left="0.2346in" fo:margin-right="0.0043in" fo:margin-top="0in" fo:margin-bottom="0in" loext:contextual-spacing="false" fo:line-height="100%" fo:text-indent="0in" style:auto-text-indent="false"/>
      <style:text-properties style:text-position="0% 100%" fo:font-size="10pt" style:font-size-asian="10pt" style:font-size-complex="10pt"/>
    </style:style>
    <style:style style:name="P38" style:family="paragraph" style:parent-style-name="Standard">
      <style:paragraph-properties fo:margin-top="0in" fo:margin-bottom="0in" loext:contextual-spacing="false" fo:line-height="100%"/>
      <style:text-properties fo:color="#33cc66" style:text-line-through-style="solid" style:text-line-through-type="single"/>
    </style:style>
    <style:style style:name="P39" style:family="paragraph" style:parent-style-name="Standard">
      <style:paragraph-properties fo:margin-top="0in" fo:margin-bottom="0in" loext:contextual-spacing="false" fo:line-height="100%"/>
      <style:text-properties fo:color="#33cc66" style:text-line-through-style="solid" style:text-line-through-type="single" fo:font-size="9pt" fo:font-weight="normal" style:font-size-asian="9pt" style:font-weight-asian="normal" style:font-size-complex="9pt" style:font-weight-complex="normal"/>
    </style:style>
    <style:style style:name="P40" style:family="paragraph" style:parent-style-name="Standard">
      <style:paragraph-properties fo:margin-top="0in" fo:margin-bottom="0in" loext:contextual-spacing="false" fo:line-height="100%"/>
      <style:text-properties fo:color="#6666ff" officeooo:rsid="000eb540" officeooo:paragraph-rsid="000eb540"/>
    </style:style>
    <style:style style:name="P41" style:family="paragraph" style:parent-style-name="Standard">
      <style:paragraph-properties fo:margin-top="0in" fo:margin-bottom="0in" loext:contextual-spacing="false" fo:line-height="100%"/>
      <style:text-properties fo:color="#6666ff" fo:font-style="normal" officeooo:rsid="001326c6" officeooo:paragraph-rsid="001326c6" style:font-style-asian="normal" style:font-style-complex="normal"/>
    </style:style>
    <style:style style:name="P42" style:family="paragraph" style:parent-style-name="Standard">
      <style:paragraph-properties fo:margin-top="0in" fo:margin-bottom="0in" loext:contextual-spacing="false" fo:line-height="100%"/>
      <style:text-properties fo:color="#6666ff" officeooo:rsid="0014bc1c" officeooo:paragraph-rsid="0014bc1c"/>
    </style:style>
    <style:style style:name="P43" style:family="paragraph" style:parent-style-name="Standard">
      <style:paragraph-properties fo:margin-top="0in" fo:margin-bottom="0in" loext:contextual-spacing="false" fo:line-height="100%"/>
      <style:text-properties fo:color="#6666ff" officeooo:paragraph-rsid="0014bc1c"/>
    </style:style>
    <style:style style:name="P44" style:family="paragraph" style:parent-style-name="Standard">
      <style:paragraph-properties fo:margin-top="0in" fo:margin-bottom="0in" loext:contextual-spacing="false" fo:line-height="100%"/>
      <style:text-properties fo:color="#6666ff" fo:font-style="italic" officeooo:paragraph-rsid="0014bc1c" style:font-style-asian="italic"/>
    </style:style>
    <style:style style:name="P45" style:family="paragraph" style:parent-style-name="Standard">
      <style:paragraph-properties fo:margin-top="0in" fo:margin-bottom="0in" loext:contextual-spacing="false" fo:line-height="100%"/>
      <style:text-properties fo:color="#6666ff" officeooo:rsid="0015fda6" officeooo:paragraph-rsid="0015fda6"/>
    </style:style>
    <style:style style:name="P46" style:family="paragraph" style:parent-style-name="Standard">
      <style:paragraph-properties fo:margin-top="0in" fo:margin-bottom="0in" loext:contextual-spacing="false" fo:line-height="100%"/>
      <style:text-properties fo:color="#6666ff" officeooo:rsid="0017137a" officeooo:paragraph-rsid="0017137a"/>
    </style:style>
    <style:style style:name="P47" style:family="paragraph" style:parent-style-name="Standard">
      <style:paragraph-properties fo:margin-top="0in" fo:margin-bottom="0in" loext:contextual-spacing="false" fo:line-height="100%"/>
      <style:text-properties fo:color="#6666ff" officeooo:rsid="0017137a" officeooo:paragraph-rsid="0019f9ee"/>
    </style:style>
    <style:style style:name="P48" style:family="paragraph" style:parent-style-name="Standard">
      <style:paragraph-properties fo:margin-top="0in" fo:margin-bottom="0in" loext:contextual-spacing="false" fo:line-height="100%"/>
      <style:text-properties fo:color="#6666ff" fo:font-size="8pt" officeooo:rsid="0017137a" officeooo:paragraph-rsid="0017137a" style:font-size-asian="12pt"/>
    </style:style>
    <style:style style:name="P49" style:family="paragraph" style:parent-style-name="Standard">
      <style:paragraph-properties fo:margin-top="0in" fo:margin-bottom="0in" loext:contextual-spacing="false" fo:line-height="100%"/>
      <style:text-properties fo:color="#6666ff" fo:font-size="11pt" officeooo:rsid="0019f9ee" officeooo:paragraph-rsid="0019f9ee" style:font-size-asian="11pt"/>
    </style:style>
    <style:style style:name="P50" style:family="paragraph" style:parent-style-name="Standard">
      <style:paragraph-properties fo:margin-top="0in" fo:margin-bottom="0in" loext:contextual-spacing="false" fo:line-height="100%"/>
      <style:text-properties fo:font-style="italic" style:font-style-asian="italic"/>
    </style:style>
    <style:style style:name="P51" style:family="paragraph" style:parent-style-name="Standard">
      <style:paragraph-properties fo:margin-top="0in" fo:margin-bottom="0in" loext:contextual-spacing="false" fo:line-height="100%"/>
    </style:style>
    <style:style style:name="P52" style:family="paragraph" style:parent-style-name="Standard">
      <style:paragraph-properties fo:margin-top="0in" fo:margin-bottom="0in" loext:contextual-spacing="false" fo:line-height="100%"/>
      <style:text-properties style:text-line-through-style="solid" style:text-line-through-type="single"/>
    </style:style>
    <style:style style:name="P53" style:family="paragraph" style:parent-style-name="Standard">
      <style:paragraph-properties fo:margin-top="0in" fo:margin-bottom="0in" loext:contextual-spacing="false" fo:line-height="100%"/>
      <style:text-properties officeooo:rsid="0017137a" officeooo:paragraph-rsid="0017137a"/>
    </style:style>
    <style:style style:name="P54" style:family="paragraph" style:parent-style-name="Standard">
      <style:paragraph-properties fo:margin-top="0in" fo:margin-bottom="0in" loext:contextual-spacing="false" fo:line-height="100%"/>
      <style:text-properties fo:color="#ff0000"/>
    </style:style>
    <style:style style:name="P55" style:family="paragraph" style:parent-style-name="List_20_Paragraph" style:list-style-name="WWNum1">
      <style:text-properties fo:font-style="italic" style:font-style-asian="italic"/>
    </style:style>
    <style:style style:name="P56" style:family="paragraph" style:parent-style-name="List_20_Paragraph" style:list-style-name="WWNum2"/>
    <style:style style:name="P57" style:family="paragraph" style:parent-style-name="List_20_Paragraph" style:list-style-name="WWNum3"/>
    <style:style style:name="P58" style:family="paragraph" style:parent-style-name="List_20_Paragraph" style:list-style-name="WWNum4"/>
    <style:style style:name="P59" style:family="paragraph" style:parent-style-name="List_20_Paragraph" style:list-style-name="WWNum5"/>
    <style:style style:name="P60" style:family="paragraph" style:parent-style-name="List_20_Paragraph" style:list-style-name="WWNum6">
      <style:paragraph-properties fo:margin-left="0.75in" fo:margin-right="0in" fo:text-indent="0in" style:auto-text-indent="false"/>
    </style:style>
    <style:style style:name="P61" style:family="paragraph" style:parent-style-name="Title" style:master-page-name="Standard">
      <style:paragraph-properties style:page-number="auto"/>
    </style:style>
    <style:style style:name="T1" style:family="text">
      <style:text-properties fo:font-style="italic" style:font-style-asian="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style:text-position="sub 58%"/>
    </style:style>
    <style:style style:name="T4" style:family="text">
      <style:text-properties fo:color="#ff0000"/>
    </style:style>
    <style:style style:name="T5" style:family="text">
      <style:text-properties fo:color="#ff0000" fo:font-style="italic" style:font-style-asian="italic"/>
    </style:style>
    <style:style style:name="T6" style:family="text">
      <style:text-properties fo:color="#ff0000" fo:font-style="italic" style:font-style-asian="italic" style:font-style-complex="italic"/>
    </style:style>
    <style:style style:name="T7" style:family="text">
      <style:text-properties fo:color="#ff0000" style:text-line-through-style="solid" style:text-line-through-type="single" fo:font-style="italic" fo:background-color="transparent" loext:char-shading-value="0" style:font-style-asian="italic"/>
    </style:style>
    <style:style style:name="T8" style:family="text">
      <style:text-properties fo:color="#ff0000" style:text-line-through-style="none" style:text-line-through-type="none" fo:font-style="italic" fo:background-color="transparent" loext:char-shading-value="0" style:font-style-asian="italic"/>
    </style:style>
    <style:style style:name="T9" style:family="text">
      <style:text-properties fo:color="#ff0000" style:text-line-through-style="none" style:text-line-through-type="none" fo:font-style="italic" style:font-style-asian="italic"/>
    </style:style>
    <style:style style:name="T10" style:family="text">
      <style:text-properties style:font-name="Arial"/>
    </style:style>
    <style:style style:name="T11" style:family="text">
      <style:text-properties style:text-line-through-style="solid" style:text-line-through-type="single"/>
    </style:style>
    <style:style style:name="T12" style:family="text">
      <style:text-properties style:text-position="0% 100%"/>
    </style:style>
    <style:style style:name="T13" style:family="text">
      <style:text-properties style:text-position="0% 100%" fo:font-style="italic" fo:font-weight="bold" style:font-style-asian="italic" style:font-weight-asian="bold" style:font-style-complex="italic" style:font-weight-complex="bold"/>
    </style:style>
    <style:style style:name="T14" style:family="text">
      <style:text-properties style:text-position="super 58%"/>
    </style:style>
    <style:style style:name="T15" style:family="text">
      <style:text-properties officeooo:rsid="0014bc1c"/>
    </style:style>
    <style:style style:name="T16" style:family="text">
      <style:text-properties officeooo:rsid="0017b7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ai Heritage Pro V 2.5 volt project</text:p>
      <text:p text:style-name="Subtitle">February 2012</text:p>
      <text:h text:style-name="Heading_20_1" text:outline-level="1">Contents</text:h>
      <text:p text:style-name="P10">Glyph Groups (i.e. classes)</text:p>
      <text:p text:style-name="P10">Association of Lookups with Scripts, Languages, and Features</text:p>
      <text:p text:style-name="P10">Lookup definitions (i.e. rules)</text:p>
      <text:p text:style-name="P10">Comparison of OT code in v 2.5 with Graphite code in v 2.0</text:p>
      <text:h text:style-name="Heading_20_1" text:outline-level="1">Glyph Groups (classes)</text:h>
      <text:p text:style-name="Standard">Group Name: "cAbbrev"</text:p>
      <text:p text:style-name="Standard"><text:tab/>Contents: GLYPH "uniAADE.Abbrev" </text:p>
      <text:p text:style-name="Standard"><text:tab/>Description: The abbreviated form of the HO HOI</text:p>
      <text:p text:style-name="Standard"><text:tab/>Used in: Lookup Abbrev</text:p>
      <text:p text:style-name="Standard"/>
      <text:p text:style-name="Standard">Group Name: "cCho"</text:p>
      <text:p text:style-name="Standard"><text:tab/>Contents: GLYPH "uniAA8C" GLYPH "uniAA8D" </text:p>
      <text:p text:style-name="Standard"><text:tab/>Description: High and Low CHO (subclass of cChoPho)</text:p>
      <text:p text:style-name="P14">Used in: Definition of Group cChoPho;<text:line-break/>Lookups CollisionTone\OChoEk, CollisionTone\OChoTho, and CollisionTone\O_Space_Cho_Tho, </text:p>
      <text:p text:style-name="Standard"/>
      <text:p text:style-name="Standard">Group Name: "cChoPho"</text:p>
      <text:p text:style-name="Standard"><text:tab/>Contents: GROUP "cCho" GLYPH "uniAA9E" </text:p>
      <text:p text:style-name="Standard"><text:tab/>Description: characters with high looped tails, High and Low CHO and Low PHO</text:p>
      <text:p text:style-name="Standard"><text:tab/>Used in: Lookup CollisionTone\Ay_ChoPho_Tho</text:p>
      <text:p text:style-name="Standard"/>
      <text:p text:style-name="Standard">Group Name: "cClsTail"</text:p>
      <text:p text:style-name="Standard"><text:tab/>Contents: GLYPH "uniAA9F.ClsTail" </text:p>
      <text:p text:style-name="Standard"><text:tab/>Description: closed tail form of High PHO</text:p>
      <text:p text:style-name="Standard"><text:tab/>Used in: Lookup ClsTail</text:p>
      <text:p text:style-name="Standard"/>
      <text:p text:style-name="Standard">Group Name: "cCombTone"</text:p>
      <text:p text:style-name="Standard"><text:tab/>Contents: GROUP "ctmeDia" GROUP "ctmtDia" </text:p>
      <text:p text:style-name="Standard"><text:tab/>Description: Tai Viet Combining Tone marks</text:p>
      <text:p text:style-name="Standard"><text:tab/>Used in: Lookup CollisionCrWd\*</text:p>
      <text:p text:style-name="Standard"/>
      <text:p text:style-name="Standard"><text:soft-page-break/>Group Name: "cCombVowel"</text:p>
      <text:p text:style-name="Standard"><text:tab/>Contents: GROUP "cUpCombVowel" GLYPH "uniAAB4" </text:p>
      <text:p text:style-name="Standard"><text:tab/>Description: all Tai Viet combining vowels (both upper and lower)</text:p>
      <text:p text:style-name="Standard"><text:tab/>Used in: Lookup CollisionsCrWd\*</text:p>
      <text:p text:style-name="Standard"/>
      <text:p text:style-name="Standard">Group Name: "cFancy"</text:p>
      <text:p text:style-name="Standard"><text:tab/>Contents: GLYPH "uniAABB.Fancy" </text:p>
      <text:p text:style-name="Standard"><text:tab/>Description: More complex (double loop) form of VOWL AUE</text:p>
      <text:p text:style-name="Standard"><text:tab/>Used in: Lookup Fancy</text:p>
      <text:p text:style-name="Standard"/>
      <text:p text:style-name="Standard">Group Name: "cHDia"</text:p>
      <text:p text:style-name="Standard"><text:tab/>Contents: GLYPH "uni0327" </text:p>
      <text:p text:style-name="Standard"><text:tab/>Description: Roman Cedilla</text:p>
      <text:p text:style-name="Standard"><text:tab/>Used in: Lookup base_H_base</text:p>
      <text:p text:style-name="Standard"/>
      <text:p text:style-name="Standard">Group Name: "cHighNgo"</text:p>
      <text:p text:style-name="Standard"><text:tab/>Contents: GLYPH "uniAA89" GLYPH "uniAA89.dwarf" </text:p>
      <text:p text:style-name="Standard"><text:tab/>Description: all High NGO variants (normal height and dwarf form)</text:p>
      <text:p text:style-name="P14">Used in: Lookups CollisionCrWd\LTR1_Vcurved_HiNgo, <text:s/>CollisionCrWd\LTR1_Tmt_HiNgo, CollisionTone\O_highNgo_Ek, CollisionTone\O_highNgo_Tho, CollisionTone\Odw_highNgo_Ek, CollisionTone\Odw_highNgo_Tho, and CollisionTone\Ay_highNgo_Tho</text:p>
      <text:p text:style-name="Standard"/>
      <text:p text:style-name="Standard">Group Name: "cHorned"</text:p>
      <text:p text:style-name="Standard"><text:tab/>Contents: GLYPH "Ohorn" GLYPH "Uhorn" <text:s/>GLYPH "ohorn" GLYPH "uhorn"</text:p>
      <text:p text:style-name="P14">Description: horned equivalents of cTakesRDia_base</text:p>
      <text:p text:style-name="P14">Used in: Lookup horned</text:p>
      <text:p text:style-name="P14"/>
      <text:p text:style-name="Standard">Group Name: "cLDia"</text:p>
      <text:p text:style-name="Standard"><text:tab/>Contents: GLYPH "uniAAB4" GLYPH "dotbelowcomb" </text:p>
      <text:p text:style-name="P14">Description: lower combining marks which use the L attachment point. These do not attach to the base (i.e. does not include cedilla)—Dot Below in Latin and Vowel U in Tai Viet. Since the APs have the same name in Latin and Tai Viet, MakeVolt put them into the same class.</text:p>
      <text:p text:style-name="P14">Used in: Lookup base_L_base</text:p>
      <text:p text:style-name="Standard"/>
      <text:p text:style-name="Standard">Group Name: "cLongRtTail1"</text:p>
      <text:p text:style-name="P14">Contents: GLYPH "uniAA8A.Rotated" GLYPH "uniAA8C" GLYPH "uniAA8D" GLYPH "uniAA9E" </text:p>
      <text:p text:style-name="P14">Description: consonants with long upper right tail, 900 units overhang</text:p>
      <text:p text:style-name="P14">Used in: Lookup CollisionCrWd\LTR1*</text:p>
      <text:p text:style-name="Standard"><text:soft-page-break/></text:p>
      <text:p text:style-name="Standard">Group Name: "cLongRtTail2"</text:p>
      <text:p text:style-name="P14">Contents: GLYPH "uniAA8A" GLYPH "uniAA8F" GLYPH "uniAA9C" GLYPH "uniAAA1" GLYPH "uniAAA4" </text:p>
      <text:p text:style-name="P14">Description: consonants with long upper right tail, 1200 units overhang</text:p>
      <text:p text:style-name="Standard"><text:tab/>Used in: Lookup CollisionCrWd\LTR2*</text:p>
      <text:p text:style-name="Standard"/>
      <text:p text:style-name="Standard">Group Name: "cMaiKang"</text:p>
      <text:p text:style-name="Standard"><text:tab/>Contents: GLYPH "uniAAB0" </text:p>
      <text:p text:style-name="Standard"><text:tab/>Description: </text:p>
      <text:p text:style-name="Standard"><text:tab/>Used in: Lookup CollisionVowel\lowCoR_lowCoDw_Kang</text:p>
      <text:p text:style-name="Standard"/>
      <text:p text:style-name="Standard">Group Name: "cNarrowCons_1"</text:p>
      <text:p text:style-name="P14">Contents: GLYPH "uniAA80" GLYPH "uniAA85" GLYPH "uniAA86" GLYPH "uniAA87" GLYPH "uniAA89" GLYPH "uniAA89.dwarf" GLYPH "uniAA8A" GLYPH "uniAA97" GLYPH "uniAA9A" GLYPH "uniAA9C" GLYPH "uniAAA4" GLYPH "uniAAA5" GLYPH "uniAAA6" GLYPH "uniAAA7" GLYPH "uniAAA9" GLYPH "uniAAAB" GLYPH "uniAAAE" GLYPH "uniAAAF" </text:p>
      <text:p text:style-name="P14">Description: Narrow Consonants Type 1—those which produce the most severe cross-word collisions when following a Long-Right-Tail consonant because the attachment points in question are closest to the left side bearing. The x coordinates for the ‘i' AP range from 675 to 800. The x coordinates for the ‘UL’ AP range from 150 to 375</text:p>
      <text:p text:style-name="P14">Used in: Lookup CollisionCrWd\*NC1</text:p>
      <text:p text:style-name="Standard"/>
      <text:p text:style-name="P2">Note on Narrow Consonant Classes: </text:p>
      <text:p text:style-name="P11">The sequence</text:p>
      <text:p text:style-name="P17">C<text:span text:style-name="T3">LRT</text:span> <text:s/>± <text:s/>V<text:span text:style-name="T3">comb</text:span> <text:s/>± <text:s/>T<text:span text:style-name="T3">comb</text:span> <text:s/>+ Space + NC + V<text:span text:style-name="T3">UpperComb</text:span> <text:s/>± <text:s/>T<text:span text:style-name="T3">MaiTho</text:span></text:p>
      <text:p text:style-name="P19">C<text:span text:style-name="T3">LRT</text:span> <text:s/>= <text:s/>Consonant with Long Right upper Tail</text:p>
      <text:p text:style-name="P19">NC <text:s/>= Narrow Consonant </text:p>
      <text:p text:style-name="P10"><text:span text:style-name="T1">may produce a collision between the </text:span>C<text:span text:style-name="T3">LRT</text:span><text:span text:style-name="T1"> and the </text:span>T<text:span text:style-name="T3">MaiTho</text:span><text:span text:style-name="T1">. If the NC is tall, it may produce a collision between the </text:span>C<text:span text:style-name="T3">LRT</text:span> and the V<text:span text:style-name="T3">UpperComb</text:span>, regardless of whether a T<text:span text:style-name="T3">MaiTho</text:span> is present.</text:p>
      <text:p text:style-name="P2">Note that although “cHighNgo” (above) does not include ‘Narrow’ in its name, it is in fact a narrow consonant class, with tall as well as narrow features, and can produce cross-word collisions.</text:p>
      <text:p text:style-name="Standard"/>
      <text:p text:style-name="Standard">Group Name: "cNarrowCons_2"</text:p>
      <text:p text:style-name="P14">Contents: GLYPH "uniAA81" <text:span text:style-name="T4">GLYPH "uniAA81" </text:span>GLYPH "uniAA8B" GLYPH "uniAA8E" GLYPH "uniAA91" GLYPH "uniAA92" GLYPH "uniAA94" GLYPH "uniAA95" GLYPH "uniAA95.Tail" GLYPH "uniAA96" GLYPH "uniAA99" GLYPH "uniAA9D" GLYPH "uniAA9F" GLYPH "uniAA9F.ClsTail" GLYPH "uniAAA0" <text:span text:style-name="T4">GLYPH "uniAAA0" </text:span>GLYPH "uniAAA1" GLYPH "uniAAA3" GLYPH "uniAAAC" GLYPH "uniAAAD" <text:line-break/><text:span text:style-name="T7">TO DO</text:span><text:span text:style-name="T8"> (VOLT</text:span><text:span text:style-name="T9"> <text:s/></text:span><text:span text:style-name="T5">DONE): omit duplicate glyphs.</text:span></text:p>
      <text:p text:style-name="P14"><text:soft-page-break/>Description: Narrow Consonants Type 2—those which produce an intermediate degree of cross-word collisions when following a Long-Right-Tail consonant. The x coordinates for the ‘i' AP range from 831 to 980. The x coordinates for the ‘UL’ AP range from 250 to 500. But see cNarrowCons_2a.</text:p>
      <text:p text:style-name="P14">Used in: Lookup CollisionCrWd\*NC2</text:p>
      <text:p text:style-name="Standard"/>
      <text:p text:style-name="Standard">Group Name: "cNarrowCons_2a"</text:p>
      <text:p text:style-name="Standard"><text:tab/>Contents: GLYPH "uniAA81" GLYPH "uniAA8E" GLYPH "uniAA92" </text:p>
      <text:p text:style-name="P14">Description: Subclass of Narrow Consonants Type 2, in which the x coordinates of the ‘UL’ AP range from 250 to 300. These are the only Type 2 consonants which produce a collision following LTR1 consonants.</text:p>
      <text:p text:style-name="P14">Used in: Lookup CollisionCrWd\LRT1_Vstr_Tmt_NC2a</text:p>
      <text:p text:style-name="Standard"/>
      <text:p text:style-name="Standard">Group Name: "cNarrowCons_3"</text:p>
      <text:p text:style-name="P14">Contents: GLYPH "uniAA82" GLYPH "uniAA84" GLYPH "uniAA8F" GLYPH "uniAAA8" </text:p>
      <text:p text:style-name="P14">Description: Narrow Consonants Type 3—those which produce the least severe cross-word collisions when following a Long-Right-Tail consonant. In general, these characters only produce collisions when the vowel over them is a VOWEL I and they follow an LRT2 consonant. (But see the exception for Type 3a.) The x coordinates for the ‘i' AP range from 1000 to 1200. The x coordinates for the ‘UL’ AP range from 575 to 775. </text:p>
      <text:p text:style-name="P14">Used in: Lookup CollisionCrWd\*NC3</text:p>
      <text:p text:style-name="Standard"/>
      <text:p text:style-name="Standard">Group Name: "cNarrowCons_3a"</text:p>
      <text:p text:style-name="P14">Contents: GLYPH "uniAA8F" </text:p>
      <text:p text:style-name="P14">Description: Subclass of Narrow Consonants Type 3, in which UL AP is farthest to the left (x coordinate = 575). This results in collisions between LRT2 consonants and the Mai Tho when the Mai Tho is over a “cUpCombVowelStraight”.</text:p>
      <text:p text:style-name="P14">Used in: Lookup CollisionCrWd\LRT2_Vstr_Tmt_NC3a</text:p>
      <text:p text:style-name="Standard"/>
      <text:p text:style-name="Standard">Group Name: "cNarrowCons_FollowsO"</text:p>
      <text:p text:style-name="P14">Contents: GLYPH "uniAA85" GLYPH "uniAA86" GLYPH "uniAA87" GLYPH "uniAA9A" GLYPH "uniAA9C" GLYPH "uniAAA4" GLYPH "uniAAA5" GLYPH "uniAAAB" GLYPH "uniAAAE" GLYPH "uniAAAF" </text:p>
      <text:p text:style-name="P14">Description: When these consonants occur with the left-side VOWEL O and the combining-tone MAI THO, the tone must be lowered slightly. </text:p>
      <text:p text:style-name="P14">Used in: Lookup CollisionTone\O_cNarrowCons_Tho. <text:s/></text:p>
      <text:p text:style-name="P15">(Note, this class is not used in cross-word collisions like the other narrow consonant classes, but gets sorted by Volt into the same place in the list of glyph groups.)</text:p>
      <text:p text:style-name="Standard"/>
      <text:p text:style-name="Standard">Group Name: "cNarrowCons_Tall"</text:p>
      <text:p text:style-name="P14">Contents: GLYPH "uniAA8A.Rotated" GLYPH "uniAA8A.dwarf" GLYPH "uniAA8C" GLYPH "uniAA8D" GLYPH "uniAA9E" </text:p>
      <text:p text:style-name="P14"><text:soft-page-break/>Description: These are narrow consonants with “looped” tails, which push up the upper combining vowel, which may lead to a collisions between the LRT consonant and the vowel rather than the tone.</text:p>
      <text:p text:style-name="P14">Used in: Lookup CollisionCrWd\*NCtall</text:p>
      <text:p text:style-name="Standard"/>
      <text:p text:style-name="Standard">Group Name: "cRDia"</text:p>
      <text:p text:style-name="P14">Contents: GLYPH "uni031B" </text:p>
      <text:p text:style-name="P14">Description: Combining horn</text:p>
      <text:p text:style-name="P14">Used in: Lookups horned, base_R_base</text:p>
      <text:p text:style-name="Standard"/>
      <text:p text:style-name="Standard">Group Name: "cRotated"</text:p>
      <text:p text:style-name="P14">Contents: GLYPH "uniAA8A.Rotated" </text:p>
      <text:p text:style-name="P14">Description: The “rotated” version of the Low Co</text:p>
      <text:p text:style-name="P14">Used in: Lookup Rotated</text:p>
      <text:p text:style-name="Standard"/>
      <text:p text:style-name="Standard">Group Name: "cShowInv"</text:p>
      <text:p text:style-name="P14">Contents: GLYPH "uni00A0.ShowInv" GLYPH "uni200B.ShowInv" GLYPH "afii61664.ShowInv" GLYPH "afii301.ShowInv" GLYPH "afii299.ShowInv" GLYPH "afii300.ShowInv" GLYPH "uni202A.ShowInv" GLYPH "uni202B.ShowInv" GLYPH "afii61573.ShowInv" GLYPH "afii61574.ShowInv" GLYPH "afii61575.ShowInv" GLYPH "uni2060.ShowInv" GLYPH "uniFE00.ShowInv" GLYPH "uniFE01.ShowInv" GLYPH "uniFE02.ShowInv" GLYPH "uniFE03.ShowInv" GLYPH "uniFE04.ShowInv" GLYPH "uniFE05.ShowInv" GLYPH "uniFE06.ShowInv" GLYPH "uniFE07.ShowInv" GLYPH "uniFE08.ShowInv" GLYPH "uniFE09.ShowInv" GLYPH "uniFE0A.ShowInv" GLYPH "uniFE0B.ShowInv" GLYPH "uniFE0C.ShowInv" GLYPH "uniFE0D.ShowInv" GLYPH "uniFE0E.ShowInv" GLYPH "uniFE0F.ShowInv" GLYPH "uniFEFF.ShowInv" </text:p>
      <text:p text:style-name="P14">Description: Visible forms of normally invisible glyphs</text:p>
      <text:p text:style-name="P14">Used in: Lookup ShowInv</text:p>
      <text:p text:style-name="Standard"/>
      <text:p text:style-name="P9">Group Name: "cSlantedCons"</text:p>
      <text:p text:style-name="P16">Contents: GLYPH "uniAA81" GLYPH "uniAA82" GLYPH "uniAA84" GLYPH "uniAA8B" GLYPH "uniAA8F" GLYPH "uniAA91" GLYPH "uniAA92" GLYPH "uniAA94" GLYPH "uniAA96" </text:p>
      <text:p text:style-name="P16">Description: Consonants left sides have a rightward slant, resulting in too much visual space between them and the left side vowels E and UEA.</text:p>
      <text:p text:style-name="P16">Used in: Lookup KernLeftSideVowel</text:p>
      <text:p text:style-name="Standard"/>
      <text:p text:style-name="P9">Group Name: "cSlantedLeftSideVowel"</text:p>
      <text:p text:style-name="P16">Contents: GLYPH "uniAAB5" GLYPH "uniAAB9" </text:p>
      <text:p text:style-name="P16">Description: Left side vowels with a rightward slant (E and UEA), resulting in too much visual space between them and “cSlantedCons”.</text:p>
      <text:p text:style-name="P16">Used in: Lookup KernLeftSideVowel</text:p>
      <text:p text:style-name="Standard"><text:soft-page-break/></text:p>
      <text:p text:style-name="Standard">Group Name: "cTail"</text:p>
      <text:p text:style-name="P14">Contents: GLYPH "uniAA95.Tail" </text:p>
      <text:p text:style-name="P14">Description: Alternate version of High To with a short tail.</text:p>
      <text:p text:style-name="P14">Used in: Lookup Tail</text:p>
      <text:p text:style-name="Standard"/>
      <text:p text:style-name="Standard">Group Name: "cTakesHDia_base"</text:p>
      <text:p text:style-name="P14">Contents: GLYPH "C" GLYPH "c" </text:p>
      <text:p text:style-name="P14">Description: base characters which take the cedilla (H attachment point)</text:p>
      <text:p text:style-name="P14">Used in: Lookup base_H_base</text:p>
      <text:p text:style-name="Standard"/>
      <text:p text:style-name="Standard">Group Name: "cTakesLDia_base"</text:p>
      <text:p text:style-name="P14">Contents: GLYPH "A" GLYPH "E" GLYPH "I" GLYPH "O" GLYPH "U" GLYPH "a" GLYPH "e" GLYPH "i" GLYPH "o" GLYPH "u" GLYPH "uniAA80" GLYPH "uniAA81" GLYPH "uniAA82" GLYPH "uniAA83" GLYPH "uniAA84" GLYPH "uniAA85" GLYPH "uniAA86" GLYPH "uniAA87" GLYPH "uniAA88" GLYPH "uniAA89" GLYPH "uniAA89.dwarf" GLYPH "uniAA8A" GLYPH "uniAA8A.Rotated" GLYPH "uniAA8A.dwarf" GLYPH "uniAA8B" GLYPH "uniAA8C" GLYPH "uniAA8D" GLYPH "uniAA8E" GLYPH "uniAA8F" GLYPH "uniAA90" GLYPH "uniAA91" GLYPH "uniAA92" GLYPH "uniAA93" GLYPH "uniAA94" GLYPH "uniAA95" GLYPH "uniAA95.Tail" GLYPH "uniAA96" GLYPH "uniAA97" GLYPH "uniAA98" GLYPH "uniAA99" GLYPH "uniAA9A" GLYPH "uniAA9B" GLYPH "uniAA9C" GLYPH "uniAA9D" GLYPH "uniAA9E" GLYPH "uniAA9F" GLYPH "uniAA9F.ClsTail" GLYPH "uniAAA0" GLYPH "uniAAA1" GLYPH "uniAAA2" GLYPH "uniAAA3" GLYPH "uniAAA4" GLYPH "uniAAA5" GLYPH "uniAAA6" GLYPH "uniAAA7" GLYPH "uniAAA8" GLYPH "uniAAA9" GLYPH "uniAAAA" GLYPH "uniAAAB" GLYPH "uniAAAC" GLYPH "uniAAAD" GLYPH "uniAAAE" GLYPH "uniAAAF" GLYPH "dotlessi" </text:p>
      <text:p text:style-name="P14">Description: Base characters for the cLDia group. Since the APs have the same name in both Latin and Tai Viet, MakeVolt put these characters into the same group.</text:p>
      <text:p text:style-name="P14">Used in: Lookup base_L_base</text:p>
      <text:p text:style-name="Standard"/>
      <text:p text:style-name="Standard">Group Name: "cTakesRDia_base"</text:p>
      <text:p text:style-name="P14">Contents: GLYPH "O" GLYPH "U" GLYPH "o" GLYPH "u" </text:p>
      <text:p text:style-name="P14">Description: Base characters which take the combining horn.</text:p>
      <text:p text:style-name="P14">Used in: Lookup base_R_base</text:p>
      <text:p text:style-name="Standard"/>
      <text:p text:style-name="Standard">Group Name: "cTakesUDia_base"</text:p>
      <text:p text:style-name="P14">Contents: GLYPH "A" GLYPH "E" GLYPH "I" GLYPH "N" GLYPH "O" GLYPH "S" GLYPH "U" GLYPH "Y" GLYPH "Z" GLYPH "a" GLYPH "e" GLYPH "i" GLYPH "n" GLYPH "o" GLYPH "s" GLYPH "u" GLYPH "y" GLYPH "z" GLYPH "Acircumflex" GLYPH "Abreve" GLYPH "Ecircumflex" GLYPH "Ocircumflex" GLYPH "Ohorn" GLYPH "Uhorn" GLYPH "acircumflex" GLYPH "abreve" GLYPH "ecircumflex" GLYPH "dotlessi" GLYPH "ocircumflex" GLYPH "ohorn" GLYPH "uhorn" </text:p>
      <text:p text:style-name="P14">Description: Latin base characters for Latin upper combining marks</text:p>
      <text:p text:style-name="P14"><text:soft-page-break/>Used in: Lookup base_U_base</text:p>
      <text:p text:style-name="Standard"/>
      <text:p text:style-name="Standard">Group Name: "cTakesUDia_mark"</text:p>
      <text:p text:style-name="P14">Contents: GLYPH "uni0302" GLYPH "uni0306" </text:p>
      <text:p text:style-name="P14">Description: Latin upper combining marks on which another Latin upper combining mark can be stacked</text:p>
      <text:p text:style-name="P14">Used in: Lookup base_U_mark</text:p>
      <text:p text:style-name="Standard"/>
      <text:p text:style-name="Standard">Group Name: "cTakesULDia_base"</text:p>
      <text:p text:style-name="P14">Contents: GLYPH "uniAA80" GLYPH "uniAA81" GLYPH "uniAA82" GLYPH "uniAA83" GLYPH "uniAA84" GLYPH "uniAA85" GLYPH "uniAA86" GLYPH "uniAA87" GLYPH "uniAA88" GLYPH "uniAA89" GLYPH "uniAA89.dwarf" GLYPH "uniAA8A" GLYPH "uniAA8A.Rotated" GLYPH "uniAA8A.dwarf" GLYPH "uniAA8B" GLYPH "uniAA8C" GLYPH "uniAA8D" GLYPH "uniAA8E" GLYPH "uniAA8F" GLYPH "uniAA90" GLYPH "uniAA91" GLYPH "uniAA92" GLYPH "uniAA93" GLYPH "uniAA94" GLYPH "uniAA95" GLYPH "uniAA95.Tail" GLYPH "uniAA96" GLYPH "uniAA97" GLYPH "uniAA98" GLYPH "uniAA99" GLYPH "uniAA9A" GLYPH "uniAA9B" GLYPH "uniAA9C" GLYPH "uniAA9D" GLYPH "uniAA9E" GLYPH "uniAA9F" GLYPH "uniAA9F.ClsTail" GLYPH "uniAAA0" GLYPH "uniAAA1" GLYPH "uniAAA2" GLYPH "uniAAA3" GLYPH "uniAAA4" GLYPH "uniAAA5" GLYPH "uniAAA6" GLYPH "uniAAA7" GLYPH "uniAAA8" GLYPH "uniAAA9" GLYPH "uniAAAA" GLYPH "uniAAAB" GLYPH "uniAAAC" GLYPH "uniAAAD" GLYPH "uniAAAE" GLYPH "uniAAAF" </text:p>
      <text:p text:style-name="P14">Description: Tai Viet consonants—bases for UL (upper left) marks</text:p>
      <text:p text:style-name="P14">Used in: Lookup base_UL_base</text:p>
      <text:p text:style-name="Standard"/>
      <text:p text:style-name="Standard">Group Name: "cTakesiDia_base"</text:p>
      <text:p text:style-name="P14">Contents: GLYPH "uniAA80" GLYPH "uniAA81" GLYPH "uniAA82" GLYPH "uniAA83" GLYPH "uniAA84" GLYPH "uniAA85" GLYPH "uniAA86" GLYPH "uniAA87" GLYPH "uniAA88" GLYPH "uniAA89" GLYPH "uniAA89.dwarf" GLYPH "uniAA8A" GLYPH "uniAA8A.Rotated" GLYPH "uniAA8A.dwarf" GLYPH "uniAA8B" GLYPH "uniAA8C" GLYPH "uniAA8D" GLYPH "uniAA8E" GLYPH "uniAA8F" GLYPH "uniAA90" GLYPH "uniAA91" GLYPH "uniAA92" GLYPH "uniAA93" GLYPH "uniAA94" GLYPH "uniAA95" GLYPH "uniAA95.Tail" GLYPH "uniAA96" GLYPH "uniAA97" GLYPH "uniAA98" GLYPH "uniAA99" GLYPH "uniAA9A" GLYPH "uniAA9B" GLYPH "uniAA9C" GLYPH "uniAA9D" GLYPH "uniAA9E" GLYPH "uniAA9F" GLYPH "uniAA9F.ClsTail" GLYPH "uniAAA0" GLYPH "uniAAA1" GLYPH "uniAAA2" GLYPH "uniAAA3" GLYPH "uniAAA4" GLYPH "uniAAA5" GLYPH "uniAAA6" GLYPH "uniAAA7" GLYPH "uniAAA8" GLYPH "uniAAA9" GLYPH "uniAAAA" GLYPH "uniAAAB" GLYPH "uniAAAC" GLYPH "uniAAAD" GLYPH "uniAAAE" GLYPH "uniAAAF" </text:p>
      <text:p text:style-name="P14">Description: Tai Viet consonants—bases for ‘i' (Vowel I) mark</text:p>
      <text:p text:style-name="P14">Used in: Lookup base_i_base</text:p>
      <text:p text:style-name="P14"/>
      <text:p text:style-name="Standard">Group Name: "cTakestmeDia_base"</text:p>
      <text:p text:style-name="P14">Contents: GLYPH "uniAA80" GLYPH "uniAA81" GLYPH "uniAA82" GLYPH "uniAA83" GLYPH "uniAA84" GLYPH "uniAA85" GLYPH "uniAA86" GLYPH "uniAA87" GLYPH "uniAA88" GLYPH <text:soft-page-break/>"uniAA89" GLYPH "uniAA89.dwarf" GLYPH "uniAA8A" GLYPH "uniAA8A.Rotated" GLYPH "uniAA8A.dwarf" GLYPH "uniAA8B" GLYPH "uniAA8C" GLYPH "uniAA8D" GLYPH "uniAA8E" GLYPH "uniAA8F" GLYPH "uniAA90" GLYPH "uniAA91" GLYPH "uniAA92" GLYPH "uniAA93" GLYPH "uniAA94" GLYPH "uniAA95" GLYPH "uniAA95.Tail" GLYPH "uniAA96" GLYPH "uniAA97" GLYPH "uniAA98" GLYPH "uniAA99" GLYPH "uniAA9A" GLYPH "uniAA9B" GLYPH "uniAA9C" GLYPH "uniAA9D" GLYPH "uniAA9E" GLYPH "uniAA9F" GLYPH "uniAA9F.ClsTail" GLYPH "uniAAA0" GLYPH "uniAAA1" GLYPH "uniAAA2" GLYPH "uniAAA3" GLYPH "uniAAA4" GLYPH "uniAAA5" GLYPH "uniAAA6" GLYPH "uniAAA7" GLYPH "uniAAA8" GLYPH "uniAAA9" GLYPH "uniAAAA" GLYPH "uniAAAB" GLYPH "uniAAAC" GLYPH "uniAAAD" GLYPH "uniAAAE" GLYPH "uniAAAF" GLYPH "uniAAB1" GLYPH "uniAABA" GLYPH "uniAABD" </text:p>
      <text:p text:style-name="P14">Description: Tai Viet bases for Tone Mai Ek. This group consists of the consonants plus the three right-side vowels. (The right-side vowels may serve as bases for the tone when “Final Consonant” is chosen for the Vowel Position feature.)</text:p>
      <text:p text:style-name="P14">Used in: Lookup base_tme_base</text:p>
      <text:p text:style-name="Standard"/>
      <text:p text:style-name="Standard">Group Name: "cTakestmeDia_mark"</text:p>
      <text:p text:style-name="P14">Contents: GLYPH "uniAAB0" GLYPH "uniAAB2" GLYPH "uniAAB3" GLYPH "uniAAB7" GLYPH "uniAAB8" GLYPH "uniAABE" </text:p>
      <text:p text:style-name="P14">Description: Tai Viet combining marks which can take Mai Ek over them—effectively, all Tai Viet upper combining vowels.</text:p>
      <text:p text:style-name="P14">Used in: Lookup base_tme_mark</text:p>
      <text:p text:style-name="Standard"/>
      <text:p text:style-name="Standard">Group Name: "cTakestmtDia_base"</text:p>
      <text:p text:style-name="P14">Contents: GLYPH "uniAA80" GLYPH "uniAA81" GLYPH "uniAA82" GLYPH "uniAA83" GLYPH "uniAA84" GLYPH "uniAA85" GLYPH "uniAA86" GLYPH "uniAA87" GLYPH "uniAA88" GLYPH "uniAA89" GLYPH "uniAA89.dwarf" GLYPH "uniAA8A" GLYPH "uniAA8A.Rotated" GLYPH "uniAA8A.dwarf" GLYPH "uniAA8B" GLYPH "uniAA8C" GLYPH "uniAA8D" GLYPH "uniAA8E" GLYPH "uniAA8F" GLYPH "uniAA90" GLYPH "uniAA91" GLYPH "uniAA92" GLYPH "uniAA93" GLYPH "uniAA94" GLYPH "uniAA95" GLYPH "uniAA95.Tail" GLYPH "uniAA96" GLYPH "uniAA97" GLYPH "uniAA98" GLYPH "uniAA99" GLYPH "uniAA9A" GLYPH "uniAA9B" GLYPH "uniAA9C" GLYPH "uniAA9D" GLYPH "uniAA9E" GLYPH "uniAA9F" GLYPH "uniAA9F.ClsTail" GLYPH "uniAAA0" GLYPH "uniAAA1" GLYPH "uniAAA2" GLYPH "uniAAA3" GLYPH "uniAAA4" GLYPH "uniAAA5" GLYPH "uniAAA6" GLYPH "uniAAA7" GLYPH "uniAAA8" GLYPH "uniAAA9" GLYPH "uniAAAA" GLYPH "uniAAAB" GLYPH "uniAAAC" GLYPH "uniAAAD" GLYPH "uniAAAE" GLYPH "uniAAAF" GLYPH "uniAAB1" GLYPH "uniAABA" GLYPH "uniAABD" </text:p>
      <text:p text:style-name="P20">Description: Tai Viet bases for Tone Mai Tho. This group consists of the consonants plus the three right-side vowels. (The right-side vowels may serve as bases for the tone when “Final Consonant” is chosen for the Vowel Position feature.)</text:p>
      <text:p text:style-name="P14">Used in: Lookup base_tmt_base</text:p>
      <text:p text:style-name="Standard"/>
      <text:p text:style-name="Standard">Group Name: "cTakestmtDia_mark"</text:p>
      <text:p text:style-name="P14"><text:soft-page-break/>Contents: GLYPH "uniAAB0" GLYPH "uniAAB2" GLYPH "uniAAB3" GLYPH "uniAAB7" GLYPH "uniAAB8" GLYPH "uniAABE" </text:p>
      <text:p text:style-name="P14">Description: Tai Viet combining marks which can take Mai Tho over them—effectively, all Tai Viet upper combining vowels.</text:p>
      <text:p text:style-name="P14">Used in: Lookup base_tmt_mark</text:p>
      <text:p text:style-name="Standard"/>
      <text:p text:style-name="P2">Note: A number of the above groups could be merged.</text:p>
      <text:list xml:id="list1133237132422562718" text:style-name="WWNum1">
        <text:list-item>
          <text:p text:style-name="P55">“cTakesiDia_base”, "cTakesULDia_base", and the Tai Viet subset of "cTakesLDia_base" </text:p>
        </text:list-item>
        <text:list-item>
          <text:p text:style-name="P55">“cTakestmeDia_base” and “cTakestmtDia_base” </text:p>
        </text:list-item>
        <text:list-item>
          <text:p text:style-name="P55">“cTakestmeDia_mark” and “cTakestmtDia_mark”</text:p>
        </text:list-item>
      </text:list>
      <text:p text:style-name="P2">But merging these groups would require rewriting all the rules that depend on them, and the Volt development has progressed too far to make it worthwhile at this time.</text:p>
      <text:p text:style-name="Standard"/>
      <text:p text:style-name="Standard">Group Name: "cUDia"</text:p>
      <text:p text:style-name="P14">Contents: GLYPH "gravecomb" GLYPH "acutecomb" GLYPH "tildecomb" GLYPH "uni0302" GLYPH "uni0306" GLYPH "hookabovecomb" GLYPH "uni0308" GLYPH "uni030C" GLYPH "uni030A" GLYPH "uni0304" </text:p>
      <text:p text:style-name="P14">Description: Latin upper combining marks</text:p>
      <text:p text:style-name="P14">Used in: Lookup base_U_base and base_U_mark</text:p>
      <text:p text:style-name="Standard"/>
      <text:p text:style-name="Standard">Group Name: "cULDia"</text:p>
      <text:p text:style-name="P14">Contents: GLYPH "uniAAB0" GLYPH "uniAAB3" GLYPH "uniAAB7" GLYPH "uniAAB8" GLYPH "uniAABE" </text:p>
      <text:p text:style-name="P14">Description: Tai Viet upper left combining marks (all upper vowels except Vowel I)</text:p>
      <text:p text:style-name="P14">Used in: Lookup base_UL_base</text:p>
      <text:p text:style-name="Standard"/>
      <text:p text:style-name="Standard">Group Name: "cUpCombVowel"</text:p>
      <text:p text:style-name="P14">Contents: GLYPH "uniAAB0" GLYPH "uniAAB2" GLYPH "uniAAB3" GLYPH "uniAAB7" GLYPH "uniAAB8" GLYPH "uniAABE" </text:p>
      <text:p text:style-name="P14">Description: All Tai Viet upper combining vowels</text:p>
      <text:p text:style-name="P14">Used in: Lookup CollisionVowel\LabializedCons</text:p>
      <text:p text:style-name="Standard"/>
      <text:p text:style-name="Standard">Group Name: "cUpCombVowelCurved"</text:p>
      <text:p text:style-name="P14">Contents: GLYPH "uniAAB0" GLYPH "uniAAB3" </text:p>
      <text:p text:style-name="P14">Description: Tai Viet upper combining vowels whose curved form affects cross-word collisions; contrast with "cUpCombVowelStraight"</text:p>
      <text:p text:style-name="P14">Used in: many of Lookup CollisionCrWd\*</text:p>
      <text:p text:style-name="Standard"/>
      <text:p text:style-name="Standard">Group Name: "cUpCombVowelStraight"</text:p>
      <text:p text:style-name="P14"><text:soft-page-break/>Contents: GLYPH "uniAAB7" GLYPH "uniAAB8" GLYPH "uniAABE" </text:p>
      <text:p text:style-name="P14">Description: Tai Viet upper combining vowels whose form is straight; contrast with cUpCombVowelCurved</text:p>
      <text:p text:style-name="P14">Used in: many of Lookup CollisionCrWd\*</text:p>
      <text:p text:style-name="Standard"/>
      <text:p text:style-name="Standard">Group Name: "cVelarConsShrtTail"</text:p>
      <text:p text:style-name="P14">Contents: GLYPH "uniAA82" GLYPH "uniAA84" </text:p>
      <text:p text:style-name="P14">Description: High Kho or High Khho. In labialized velar consonants a High Vo is written after the velar consonant, and any combining mark is attached to the High Vo. If the velar is High Kho or High Khho, any upper combining vowels (cUpCombVowel) will touch the tip of the velar.</text:p>
      <text:p text:style-name="P14">Used in: Lookup CollisionVowel\LabializedCons</text:p>
      <text:p text:style-name="Standard"/>
      <text:p text:style-name="Standard">Group Name: "cVowelAy"</text:p>
      <text:p text:style-name="P14">Contents: GLYPH "uniAABC" </text:p>
      <text:p text:style-name="P14">Description: Vowel Ay</text:p>
      <text:p text:style-name="P14">Used in: Lookup CollisionTone\Ay*</text:p>
      <text:p text:style-name="Standard"/>
      <text:p text:style-name="Standard">Group Name: "cVowelO"</text:p>
      <text:p text:style-name="P14">Contents: GLYPH "uniAAB6" GLYPH "uniAAB6.dwarf" </text:p>
      <text:p text:style-name="P14">Description: Vowel O</text:p>
      <text:p text:style-name="P14">Used in: Lookup CollisionTone\O*</text:p>
      <text:p text:style-name="Standard"/>
      <text:p text:style-name="Standard">Group Name: "cVowelUE"</text:p>
      <text:p text:style-name="P14">Contents: GLYPH "uniAAB3" </text:p>
      <text:p text:style-name="P14">Description: Vowel UE</text:p>
      <text:p text:style-name="P14">Used in: Lookup CollisionVowel\lowCoR_lowCoDw_UE</text:p>
      <text:p text:style-name="Standard"/>
      <text:p text:style-name="Standard">Group Name: "cdwarf"</text:p>
      <text:p text:style-name="P14">Contents: GLYPH "uniAA89.dwarf" GLYPH "uniAA8A.dwarf" GLYPH "uniAAB6.dwarf" GLYPH "uniAABF.dwarf" </text:p>
      <text:p text:style-name="P14">Description: dwarf versions of several characters</text:p>
      <text:p text:style-name="P14">Used in: Lookup dwarf</text:p>
      <text:p text:style-name="Standard"/>
      <text:p text:style-name="Standard">Group Name: "ciDia"</text:p>
      <text:p text:style-name="P14">Contents: GLYPH "uniAAB2" </text:p>
      <text:p text:style-name="P14">Description: Vowel I</text:p>
      <text:p text:style-name="P14">Used in: Lookups<text:line-break/>CollisionCrWd\LRT1_I_Tmt_NC1, <text:s/>CollisionCrWd\LRT1_I_Tmt_NC2;<text:line-break/>CollisionCrWd\LRT2_I_NCtall;<text:line-break/><text:soft-page-break/>CollisionCrWd\LRT2_I_Tmt_NC1, CollisionCrWd\LRT2_I_Tmt_NC2, CollisionCrWd\LRT2_I_Tmt_NC3</text:p>
      <text:p text:style-name="Standard"/>
      <text:p text:style-name="Standard">Group Name: "cno_Abbrev"</text:p>
      <text:p text:style-name="P14">Contents: GLYPH "uniAADE" </text:p>
      <text:p text:style-name="P14">Description: The unabbreviated form of the HO HOI. See “cAbbrev”</text:p>
      <text:p text:style-name="P14">Used in: Lookup Abbrev</text:p>
      <text:p text:style-name="Standard"/>
      <text:p text:style-name="Standard">Group Name: "cno_ClsTail"</text:p>
      <text:p text:style-name="P14">Contents: GLYPH "uniAA9F" </text:p>
      <text:p text:style-name="P14">Description: open tail form of High PHO</text:p>
      <text:p text:style-name="P14">Used in: Lookup ClsTail</text:p>
      <text:p text:style-name="Standard"/>
      <text:p text:style-name="Standard">Group Name: "cno_Fancy"</text:p>
      <text:p text:style-name="P14">Contents: GLYPH "uniAABB" </text:p>
      <text:p text:style-name="P14">Description: Simpler (single loop) form of VOWL AUE</text:p>
      <text:p text:style-name="P14">Used in: Lookup Fancy</text:p>
      <text:p text:style-name="Standard"/>
      <text:p text:style-name="Standard">Group Name: "cno_Rotated"</text:p>
      <text:p text:style-name="P14">Contents: GLYPH "uniAA8A" </text:p>
      <text:p text:style-name="P14">Description: The basic form of the Low Co, with unrotated body and the head of the base line.</text:p>
      <text:p text:style-name="P14">Used in: Lookup Rotated</text:p>
      <text:p text:style-name="Standard"/>
      <text:p text:style-name="Standard">Group Name: "cno_ShowInv"</text:p>
      <text:p text:style-name="P14">Contents: GLYPH "uni00A0" GLYPH "uni200B" GLYPH "afii61664" GLYPH "afii301" GLYPH "afii299" GLYPH "afii300" GLYPH "uni202A" GLYPH "uni202B" GLYPH "afii61573" GLYPH "afii61574" GLYPH "afii61575" GLYPH "uni2060" GLYPH "uniFE00" GLYPH "uniFE01" GLYPH "uniFE02" GLYPH "uniFE03" GLYPH "uniFE04" GLYPH "uniFE05" GLYPH "uniFE06" GLYPH "uniFE07" GLYPH "uniFE08" GLYPH "uniFE09" GLYPH "uniFE0A" GLYPH "uniFE0B" GLYPH "uniFE0C" GLYPH "uniFE0D" GLYPH "uniFE0E" GLYPH "uniFE0F" GLYPH "uniFEFF" </text:p>
      <text:p text:style-name="P14">Description: Nonprinting characters. See cShowInv</text:p>
      <text:p text:style-name="P14">Used in: Lookup ShowInv</text:p>
      <text:p text:style-name="Standard"/>
      <text:p text:style-name="Standard">Group Name: "cno_Tail"</text:p>
      <text:p text:style-name="P14">Contents: GLYPH "uniAA95" </text:p>
      <text:p text:style-name="P14">Description: basic form of High To, with no tail. See cTail</text:p>
      <text:p text:style-name="P14">Used in: Lookup Tail</text:p>
      <text:p text:style-name="Standard"/>
      <text:p text:style-name="Standard">Group Name: "cno_dwarf"</text:p>
      <text:p text:style-name="P14"><text:soft-page-break/>Contents: GLYPH "uniAA89" GLYPH "uniAA8A" GLYPH "uniAAB6" GLYPH "uniAABF" </text:p>
      <text:p text:style-name="P14">Description: The full height forms of the characters that have dwarf forms. See cdwarf</text:p>
      <text:p text:style-name="P14">Used in: Lookup dwarf</text:p>
      <text:p text:style-name="Standard"/>
      <text:p text:style-name="Standard">Group Name: "ctmeDia"</text:p>
      <text:p text:style-name="P14">Contents: GLYPH "uniAABF" GLYPH "uniAABF.dwarf" </text:p>
      <text:p text:style-name="P14">Description: the combining tone Mai Ek</text:p>
      <text:p text:style-name="P14">Used in: Lookups base_tme_base, base_tme_mark, CollisionTone\*_Ek</text:p>
      <text:p text:style-name="Standard"/>
      <text:p text:style-name="Standard">Group Name: "ctmtDia"</text:p>
      <text:p text:style-name="P14">Contents: GLYPH "uniAAC1" </text:p>
      <text:p text:style-name="P20">Description: the combining tone Mai Tho</text:p>
      <text:p text:style-name="P14">Used in: Lookup CollisionCrWd\*_tmt_*, base_tmt_base, base_tmt_mark, CollisionTone\*_Tho</text:p>
      <text:h text:style-name="Heading_20_1" text:outline-level="1">Scripts, Languages, Features, and Lookups</text:h>
      <text:p text:style-name="Standard">This defines the list of scripts and languages supported by the fonts, and lists the features and lookups that are used by each script and language. </text:p>
      <text:p text:style-name="P2">Note that in order for a lookup to be executed, it must be listed under one of the features for the appropriate script and language.</text:p>
      <text:p text:style-name="P2">Note that VOLT alphabetizes this list. The resulting order does not affect the order in which the lookups are executed. (The lookups are executed in the order listed under the Lookups heading below.)</text:p>
      <text:p text:style-name="Standard">The format for this section is:</text:p>
      <text:p text:style-name="Standard"/>
      <text:p text:style-name="Standard">script name</text:p>
      <text:p text:style-name="P10">language name </text:p>
      <text:p text:style-name="P21">feature name </text:p>
      <text:p text:style-name="P17">Lookup </text:p>
      <text:p text:style-name="Standard"/>
      <text:p text:style-name="Standard">Default &lt;DFLT&gt; </text:p>
      <text:p text:style-name="P10">Default &lt;dflt&gt; </text:p>
      <text:p text:style-name="P21">Glyph Composition/Decomposition &lt;ccmp&gt; </text:p>
      <text:p text:style-name="P17">dwarfHighNgo </text:p>
      <text:p text:style-name="P17">dwarfCo</text:p>
      <text:p text:style-name="P17">dwarfO</text:p>
      <text:p text:style-name="P17">dwarfMaiEk</text:p>
      <text:p text:style-name="P21">Kerning &lt;kern&gt;</text:p>
      <text:p text:style-name="P17">CollisionCrWd\*</text:p>
      <text:p text:style-name="P17">KernLeftSideVowel</text:p>
      <text:p text:style-name="P21"><text:soft-page-break/>Mark Positioning &lt;mark&gt;</text:p>
      <text:p text:style-name="P17">base_L_base</text:p>
      <text:p text:style-name="P17">base_UL_base</text:p>
      <text:p text:style-name="P17">base_i_base</text:p>
      <text:p text:style-name="P17">CollisionVowel\*</text:p>
      <text:p text:style-name="P17">base_tme_base</text:p>
      <text:p text:style-name="P17">base_tmt_base</text:p>
      <text:p text:style-name="P21">Mark to Mark Positioning &lt;mkmk&gt;</text:p>
      <text:p text:style-name="P17">base_tme_mark</text:p>
      <text:p text:style-name="P17">base_tmt_mark</text:p>
      <text:p text:style-name="P17">CollisionTones\*</text:p>
      <text:p text:style-name="Standard">Latin &lt;latn&gt;</text:p>
      <text:p text:style-name="P10">Default &lt;dflt&gt;</text:p>
      <text:p text:style-name="P21">Glyph Composition/Decomposition &lt;ccmp&gt; </text:p>
      <text:p text:style-name="P17">normal_rules</text:p>
      <text:p text:style-name="P17">dotless</text:p>
      <text:p text:style-name="P21">Mark Positioning &lt;mark&gt;</text:p>
      <text:p text:style-name="P17">base_H_base</text:p>
      <text:p text:style-name="P17">base_L_base</text:p>
      <text:p text:style-name="P17">base_R_base</text:p>
      <text:p text:style-name="P17">base_U_base</text:p>
      <text:p text:style-name="P21">Mark to Mark Positioning &lt;mkmk&gt;</text:p>
      <text:p text:style-name="P17">base_U_mark</text:p>
      <text:p text:style-name="Standard">Tai Viet &lt;Tavt&gt;</text:p>
      <text:p text:style-name="P10"><text:span text:style-name="T1">The structure is identical to the </text:span>Default &lt;DFLT&gt;<text:span text:style-name="T1"> script above.</text:span></text:p>
      <text:h text:style-name="Heading_20_1" text:outline-level="1">Lookup definitions (rules)</text:h>
      <text:p text:style-name="P2">Whether or not a lookup is fired depends on whether it is listed under one of the features for a script and language. The order in which they are fired is determined by the order in which they are listed here.</text:p>
      <text:p text:style-name="P2">OT Lookups which are only enabled by TypeTuner may be equivalent to a Graphite rule which is enabled by a user selectable feature.</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Name of loookup</text:p>
            </table:table-cell>
            <table:table-cell table:style-name="Table1.A1" office:value-type="string">
              <text:p text:style-name="P23">Associated feature (i.e. fired by)</text:p>
            </table:table-cell>
            <table:table-cell table:style-name="Table1.A1" office:value-type="string">
              <text:p text:style-name="P23">Action, description, comment</text:p>
            </table:table-cell>
          </table:table-row>
        </table:table-header-rows>
        <table:table-row table:style-name="Table1.2">
          <table:table-cell table:style-name="Table1.A1" office:value-type="string">
            <text:p text:style-name="P24">dwarf</text:p>
          </table:table-cell>
          <table:table-cell table:style-name="Table1.A1" office:value-type="string">
            <text:p text:style-name="P24">—</text:p>
          </table:table-cell>
          <table:table-cell table:style-name="Table1.A1" office:value-type="string">
            <text:p text:style-name="P24">Created by MakeVolt. Not used, as dwarf glyphs are selected by contextual rules.</text:p>
          </table:table-cell>
        </table:table-row>
        <table:table-row table:style-name="Table1.2">
          <table:table-cell table:style-name="Table1.A1" office:value-type="string">
            <text:p text:style-name="P22">Tail</text:p>
          </table:table-cell>
          <table:table-cell table:style-name="Table1.A1" office:value-type="string">
            <text:p text:style-name="P22">TypeTuner </text:p>
          </table:table-cell>
          <table:table-cell table:style-name="Table1.A1" office:value-type="string">
            <text:p text:style-name="P22">substitutes tailed version of High To</text:p>
          </table:table-cell>
        </table:table-row>
        <table:table-row table:style-name="Table1.2">
          <table:table-cell table:style-name="Table1.A1" office:value-type="string">
            <text:p text:style-name="P22">ShowInv</text:p>
          </table:table-cell>
          <table:table-cell table:style-name="Table1.A1" office:value-type="string">
            <text:p text:style-name="P22">TypeTuner</text:p>
          </table:table-cell>
          <table:table-cell table:style-name="Table1.A1" office:value-type="string">
            <text:p text:style-name="P22">substitutes visible forms of non-printing characters</text:p>
          </table:table-cell>
        </table:table-row>
        <table:table-row table:style-name="Table1.2">
          <table:table-cell table:style-name="Table1.A1" office:value-type="string">
            <text:p text:style-name="P22">Rotated</text:p>
          </table:table-cell>
          <table:table-cell table:style-name="Table1.A1" office:value-type="string">
            <text:p text:style-name="P22">TypeTuner </text:p>
          </table:table-cell>
          <table:table-cell table:style-name="Table1.A1" office:value-type="string">
            <text:p text:style-name="P22">substitutes rotated from of Low Co</text:p>
          </table:table-cell>
        </table:table-row>
        <table:table-row table:style-name="Table1.2">
          <table:table-cell table:style-name="Table1.A1" office:value-type="string">
            <text:p text:style-name="P22">Fancy</text:p>
          </table:table-cell>
          <table:table-cell table:style-name="Table1.A1" office:value-type="string">
            <text:p text:style-name="P22">TypeTuner</text:p>
          </table:table-cell>
          <table:table-cell table:style-name="Table1.A1" office:value-type="string">
            <text:p text:style-name="P22">substitutes complex (double loop) form of Vowel AUE</text:p>
          </table:table-cell>
        </table:table-row>
        <table:table-row table:style-name="Table1.2">
          <table:table-cell table:style-name="Table1.A1" office:value-type="string">
            <text:p text:style-name="P22">ClsTail</text:p>
          </table:table-cell>
          <table:table-cell table:style-name="Table1.A1" office:value-type="string">
            <text:p text:style-name="P22">TypeTuner</text:p>
          </table:table-cell>
          <table:table-cell table:style-name="Table1.A1" office:value-type="string">
            <text:p text:style-name="P22">substitutes closed tail form of High Pho</text:p>
          </table:table-cell>
        </table:table-row>
        <table:table-row table:style-name="Table1.2">
          <table:table-cell table:style-name="Table1.A1" office:value-type="string">
            <text:p text:style-name="P22">Abbrev</text:p>
          </table:table-cell>
          <table:table-cell table:style-name="Table1.A1" office:value-type="string">
            <text:p text:style-name="P22">TypeTuner</text:p>
          </table:table-cell>
          <table:table-cell table:style-name="Table1.A1" office:value-type="string">
            <text:p text:style-name="P22">substitutes abbreviated form of Ho Hoi</text:p>
          </table:table-cell>
        </table:table-row>
        <text:soft-page-break/>
        <table:table-row table:style-name="Table1.2">
          <table:table-cell table:style-name="Table1.A1" office:value-type="string">
            <text:p text:style-name="P22">horned</text:p>
          </table:table-cell>
          <table:table-cell table:style-name="Table1.A1" office:value-type="string">
            <text:p text:style-name="P22">latn/dflt/ccmp</text:p>
          </table:table-cell>
          <table:table-cell table:style-name="Table1.A1" office:value-type="string">
            <text:p text:style-name="P22">makes sure sequence “base+macron+horn” is rendered as “BaseHorn + combiningMacron”, NOT “BaseWithMacron + CombiningHorn”</text:p>
          </table:table-cell>
        </table:table-row>
        <table:table-row table:style-name="Table1.2">
          <table:table-cell table:style-name="Table1.A1" office:value-type="string">
            <text:p text:style-name="P22">normal_rules</text:p>
          </table:table-cell>
          <table:table-cell table:style-name="Table1.A1" office:value-type="string">
            <text:p text:style-name="P22">latn/dflt/ccmp</text:p>
          </table:table-cell>
          <table:table-cell table:style-name="Table1.A1" office:value-type="string">
            <text:p text:style-name="P22">applies NFC rules to Latin text; generated by MakeVolt</text:p>
          </table:table-cell>
        </table:table-row>
        <table:table-row table:style-name="Table1.2">
          <table:table-cell table:style-name="Table1.A1" office:value-type="string">
            <text:p text:style-name="P22">dotless</text:p>
          </table:table-cell>
          <table:table-cell table:style-name="Table1.A1" office:value-type="string">
            <text:p text:style-name="P22">latn/dflt/ccmp</text:p>
          </table:table-cell>
          <table:table-cell table:style-name="Table1.A1" office:value-type="string">
            <text:p text:style-name="P22">substitutes dotless-i; probably never fires, as the normal_rules will fire first.</text:p>
          </table:table-cell>
        </table:table-row>
        <table:table-row table:style-name="Table1.2">
          <table:table-cell table:style-name="Table1.A1" office:value-type="string">
            <text:p text:style-name="P22">dwarfHighNgo</text:p>
          </table:table-cell>
          <table:table-cell table:style-name="Table1.A1" office:value-type="string">
            <text:p text:style-name="P22">DFLT/dflt/ccmp</text:p>
          </table:table-cell>
          <table:table-cell table:style-name="Table1.A1" office:value-type="string">
            <text:p text:style-name="P22">sub: High Ngo &gt; dwarf High Ngo in context</text:p>
            <text:p text:style-name="P12">prec: Vowel Ay</text:p>
            <text:p text:style-name="P12">follow: Tone Mai Tho</text:p>
          </table:table-cell>
        </table:table-row>
        <table:table-row table:style-name="Table1.2">
          <table:table-cell table:style-name="Table1.A1" office:value-type="string">
            <text:p text:style-name="P22">dwarfCo</text:p>
          </table:table-cell>
          <table:table-cell table:style-name="Table1.A1" office:value-type="string">
            <text:p text:style-name="P22">DFLT/dflt/ccmp</text:p>
          </table:table-cell>
          <table:table-cell table:style-name="Table1.A1" office:value-type="string">
            <text:p text:style-name="P22">sub: Rotated Low Co &gt; Dwarf Low Co in context</text:p>
            <text:p text:style-name="P12">follow: Upper Comb V + Tone Mai Ek</text:p>
          </table:table-cell>
        </table:table-row>
        <table:table-row table:style-name="Table1.2">
          <table:table-cell table:style-name="Table1.A1" office:value-type="string">
            <text:p text:style-name="P22">dwarfO</text:p>
          </table:table-cell>
          <table:table-cell table:style-name="Table1.A1" office:value-type="string">
            <text:p text:style-name="P22">DFLT/dflt/ccmp</text:p>
          </table:table-cell>
          <table:table-cell table:style-name="Table1.A1" office:value-type="string">
            <text:p text:style-name="P22">sub: Vowel O &gt; Dwarf Vowel O in context</text:p>
            <text:p text:style-name="P12">follow: Hi Ngo + Tone Mai Ek</text:p>
            <text:p text:style-name="P22">allows the tone to be place above the tip of the vowel</text:p>
          </table:table-cell>
        </table:table-row>
        <table:table-row table:style-name="Table1.2">
          <table:table-cell table:style-name="Table1.A1" office:value-type="string">
            <text:p text:style-name="P22">dwarfMaiEk</text:p>
          </table:table-cell>
          <table:table-cell table:style-name="Table1.A1" office:value-type="string">
            <text:p text:style-name="P22">DFLT/dflt/ccmp</text:p>
          </table:table-cell>
          <table:table-cell table:style-name="Table1.A1" office:value-type="string">
            <text:p text:style-name="P22">sub: Mai Ek &gt; Dwarf Mai EK in context</text:p>
            <text:p text:style-name="P12">prec: cULDia or ciDia</text:p>
            <text:p text:style-name="P25">Note: would have been simpler to use cUpCombVowel for the context. </text:p>
          </table:table-cell>
        </table:table-row>
        <table:table-row table:style-name="Table1.2">
          <table:table-cell table:style-name="Table1.A1" office:value-type="string">
            <text:p text:style-name="P22">CollisionCrWd\*</text:p>
          </table:table-cell>
          <table:table-cell table:style-name="Table1.A1" office:value-type="string">
            <text:p text:style-name="P22">DFLT/dflt/kern</text:p>
          </table:table-cell>
          <table:table-cell table:style-name="Table1.A1" office:value-type="string">
            <text:p text:style-name="Standard">Fix cross-word collisions by kerning the space character.</text:p>
            <text:p text:style-name="Standard">The amount of kerning needed for various character combinations was calculated using the spreadsheet THPkerning.xlsx, and then fine tuned in VOLT. See that spreadsheet for information on how the kerning values were derived.</text:p>
            <text:p text:style-name="Standard">The lookup name gives a preview of the context of the lookup. Following is an example of the syntax used for naming the lookups. The names of glyph groups that are referred to in the lookup names had to be abbreviated to keep the length manageable.</text:p>
            <text:p text:style-name="P10">CollisionCrWr\LTR1_Vstr_Tmt_NC1</text:p>
            <text:p text:style-name="Standard">The left context (before the space) includes:</text:p>
            <text:list xml:id="list2997923293033565103" text:style-name="WWNum2">
              <text:list-item>
                <text:p text:style-name="P56">LTR1 = consonant of Word1 from group cLongRtTail1;</text:p>
              </text:list-item>
              <text:list-item>
                <text:p text:style-name="P56">(Optional combining marks in Word1 are always part of the context, even though they are not specified in the lookup name.)</text:p>
              </text:list-item>
            </text:list>
            <text:p text:style-name="Standard">The right context (after the space) includes:</text:p>
            <text:list xml:id="list456800839425711757" text:style-name="WWNum3">
              <text:list-item>
                <text:p text:style-name="P57">NC1 = consonant of Word 2 from group cNarrowCons_1</text:p>
              </text:list-item>
              <text:list-item>
                <text:p text:style-name="P57">Vstr = vowel of Word2 from group cCombVowelStraight</text:p>
              </text:list-item>
              <text:list-item>
                <text:p text:style-name="P57">Tmt = tone of Word 2 from group ctmtDia</text:p>
              </text:list-item>
            </text:list>
            <text:p text:style-name="P2">Please refer to the VOLT project file TaiHeritageProR.vtp for the exact context and kerning of each lookup.</text:p>
          </table:table-cell>
        </table:table-row>
        <table:table-row table:style-name="Table1.2">
          <table:table-cell table:style-name="Table1.A1" office:value-type="string">
            <text:p text:style-name="P28">KernLeftSideVowel</text:p>
          </table:table-cell>
          <table:table-cell table:style-name="Table1.A1" office:value-type="string">
            <text:p text:style-name="P28">DFLT/dflt/kern</text:p>
          </table:table-cell>
          <table:table-cell table:style-name="Table1.A1" office:value-type="string">
            <text:p text:style-name="P28">Kerns slanted left side vowels when followed by slanted initial consonant (currently by -200).</text:p>
          </table:table-cell>
        </table:table-row>
        <table:table-row table:style-name="Table1.2">
          <table:table-cell table:style-name="Table1.A1" office:value-type="string">
            <text:p text:style-name="P22">base_H_base</text:p>
          </table:table-cell>
          <table:table-cell table:style-name="Table1.A1" office:value-type="string">
            <text:p text:style-name="P22">latn/dflt/mark</text:p>
          </table:table-cell>
          <table:table-cell table:style-name="Table1.A1" office:value-type="string">
            <text:p text:style-name="P22">attaches cedilla to ‘c’ and ‘C’ using H ap</text:p>
          </table:table-cell>
        </table:table-row>
        <text:soft-page-break/>
        <table:table-row table:style-name="Table1.2">
          <table:table-cell table:style-name="Table1.A1" office:value-type="string">
            <text:p text:style-name="P22">base_L_base</text:p>
          </table:table-cell>
          <table:table-cell table:style-name="Table1.A1" office:value-type="string">
            <text:p text:style-name="P22">DFLT/dflt/mark</text:p>
            <text:p text:style-name="P22">latn/dflt/mark</text:p>
          </table:table-cell>
          <table:table-cell table:style-name="Table1.A1" office:value-type="string">
            <text:p text:style-name="P22">attaches lower combining marks (Latin and Tai Viet) to bases using L ap</text:p>
          </table:table-cell>
        </table:table-row>
        <table:table-row table:style-name="Table1.2">
          <table:table-cell table:style-name="Table1.A1" office:value-type="string">
            <text:p text:style-name="P22">base_R_base</text:p>
          </table:table-cell>
          <table:table-cell table:style-name="Table1.A1" office:value-type="string">
            <text:p text:style-name="P22">latn/dflt/mark</text:p>
          </table:table-cell>
          <table:table-cell table:style-name="Table1.A1" office:value-type="string">
            <text:p text:style-name="P22">attaches combining horn to ‘o’ ‘O’ ‘u’ and ‘U’ using R ap</text:p>
          </table:table-cell>
        </table:table-row>
        <table:table-row table:style-name="Table1.2">
          <table:table-cell table:style-name="Table1.A1" office:value-type="string">
            <text:p text:style-name="P22">base_U_base</text:p>
          </table:table-cell>
          <table:table-cell table:style-name="Table1.A1" office:value-type="string">
            <text:p text:style-name="P22">latn/dflt/mark</text:p>
          </table:table-cell>
          <table:table-cell table:style-name="Table1.A1" office:value-type="string">
            <text:p text:style-name="P22">attaches Latin upper combining marks to bases using U ap</text:p>
          </table:table-cell>
        </table:table-row>
        <table:table-row table:style-name="Table1.2">
          <table:table-cell table:style-name="Table1.A1" office:value-type="string">
            <text:p text:style-name="P22">base_UL_base</text:p>
          </table:table-cell>
          <table:table-cell table:style-name="Table1.A1" office:value-type="string">
            <text:p text:style-name="P22">DFLT/dflt/mark</text:p>
          </table:table-cell>
          <table:table-cell table:style-name="Table1.A1" office:value-type="string">
            <text:p text:style-name="P22">attaches Tai Viet upper combining vowels (except I) to base using UL ap</text:p>
          </table:table-cell>
        </table:table-row>
        <table:table-row table:style-name="Table1.2">
          <table:table-cell table:style-name="Table1.A1" office:value-type="string">
            <text:p text:style-name="P22">base_i_base</text:p>
          </table:table-cell>
          <table:table-cell table:style-name="Table1.A1" office:value-type="string">
            <text:p text:style-name="P22">DFLT/dflt/mark</text:p>
          </table:table-cell>
          <table:table-cell table:style-name="Table1.A1" office:value-type="string">
            <text:p text:style-name="P22">attaches Tai Viet Vowel I to base using i ap</text:p>
          </table:table-cell>
        </table:table-row>
        <table:table-row table:style-name="Table1.2">
          <table:table-cell table:style-name="Table1.A1" office:value-type="string">
            <text:p text:style-name="P22">CollisionVowel\*</text:p>
          </table:table-cell>
          <table:table-cell table:style-name="Table1.A1" office:value-type="string">
            <text:p text:style-name="P22">DFLT/dflt/mark</text:p>
          </table:table-cell>
          <table:table-cell table:style-name="Table1.A1" office:value-type="string">
            <text:p text:style-name="P22">Fixes collisions between upper combining vowels and adjacent characters. </text:p>
            <text:p text:style-name="P22">The lookup’s context is summarized in the name using a syntax similar to that for CollisionCrWd\*.</text:p>
            <text:p text:style-name="P22"><text:span text:style-name="T1">Please refer to the VOLT project file TaiHeritageProR.vtp for the exact context and adjustment made by each lookup.</text:span></text:p>
          </table:table-cell>
        </table:table-row>
        <table:table-row table:style-name="Table1.2">
          <table:table-cell table:style-name="Table1.A1" office:value-type="string">
            <text:p text:style-name="P48">Collision_lowCo_lowCo_I</text:p>
          </table:table-cell>
          <table:table-cell table:style-name="Table1.A1" office:value-type="string">
            <text:p text:style-name="P53">DFLT/dflt/mark</text:p>
          </table:table-cell>
          <table:table-cell table:style-name="Table1.A1" office:value-type="string">
            <text:p text:style-name="P46">10/2016: split off from Collision<text:span text:style-name="T16">Vowel</text:span></text:p>
          </table:table-cell>
        </table:table-row>
        <table:table-row table:style-name="Table1.2">
          <table:table-cell table:style-name="Table1.A1" office:value-type="string">
            <text:p text:style-name="P48">Collision_lowCo_lowCo_<text:span text:style-name="T16">UE</text:span></text:p>
          </table:table-cell>
          <table:table-cell table:style-name="Table1.A1" office:value-type="string">
            <text:p text:style-name="P53">DFLT/dflt/mark</text:p>
          </table:table-cell>
          <table:table-cell table:style-name="Table1.A1" office:value-type="string">
            <text:p text:style-name="P46">10/2016: <text:span text:style-name="T16">Added</text:span></text:p>
          </table:table-cell>
        </table:table-row>
        <table:table-row table:style-name="Table1.2">
          <table:table-cell table:style-name="Table1.A1" office:value-type="string">
            <text:p text:style-name="P22">base_tme_base</text:p>
          </table:table-cell>
          <table:table-cell table:style-name="Table1.A1" office:value-type="string">
            <text:p text:style-name="P22">DFLT/dflt/mark</text:p>
          </table:table-cell>
          <table:table-cell table:style-name="Table1.A1" office:value-type="string">
            <text:p text:style-name="P22">attaches Tone Mai Ek to base using tme ap</text:p>
          </table:table-cell>
        </table:table-row>
        <table:table-row table:style-name="Table1.2">
          <table:table-cell table:style-name="Table1.A1" office:value-type="string">
            <text:p text:style-name="P22">base_tmt_base</text:p>
          </table:table-cell>
          <table:table-cell table:style-name="Table1.A1" office:value-type="string">
            <text:p text:style-name="P22">DFLT/dflt/mark</text:p>
          </table:table-cell>
          <table:table-cell table:style-name="Table1.A1" office:value-type="string">
            <text:p text:style-name="P22">attaches Tone Mai Tho to base using tm tap</text:p>
          </table:table-cell>
        </table:table-row>
        <table:table-row table:style-name="Table1.2">
          <table:table-cell table:style-name="Table1.A1" office:value-type="string">
            <text:p text:style-name="P42">CollisionTone\*</text:p>
          </table:table-cell>
          <table:table-cell table:style-name="Table1.A1" office:value-type="string">
            <text:p text:style-name="P42">DFLT/dflt/mark</text:p>
          </table:table-cell>
          <table:table-cell table:style-name="Table1.A1" office:value-type="string">
            <text:p text:style-name="P42">10/2016 revision.</text:p>
            <text:p text:style-name="P43">Fixes collisions between combining tone and adjacent characters.</text:p>
            <text:p text:style-name="P43">Each lookup’s context is summarized in the name using a syntax similar to that for CollisionCrWd\*.</text:p>
            <text:p text:style-name="P44">Please refer to the VOLT project file TaiHeritageProR.vtp for the exact context and adjustment made by each lookup.</text:p>
          </table:table-cell>
        </table:table-row>
        <table:table-row table:style-name="Table1.2">
          <table:table-cell table:style-name="Table1.A1" office:value-type="string">
            <text:p text:style-name="P22">base_U_mark</text:p>
          </table:table-cell>
          <table:table-cell table:style-name="Table1.A1" office:value-type="string">
            <text:p text:style-name="P22">latn/dflt/mkmk</text:p>
          </table:table-cell>
          <table:table-cell table:style-name="Table1.A1" office:value-type="string">
            <text:p text:style-name="P22">attaches stacked Latin combining marks using U ap</text:p>
            <text:p text:style-name="P45">10/2016: reordered</text:p>
          </table:table-cell>
        </table:table-row>
        <table:table-row table:style-name="Table1.2">
          <table:table-cell table:style-name="Table1.A1" office:value-type="string">
            <text:p text:style-name="P22">base_tme_mark</text:p>
          </table:table-cell>
          <table:table-cell table:style-name="Table1.A1" office:value-type="string">
            <text:p text:style-name="P22">DFLT/dflt/mkmk</text:p>
          </table:table-cell>
          <table:table-cell table:style-name="Table1.A1" office:value-type="string">
            <text:p text:style-name="P22">attaches Tone Mai Ek to upper vowel using tme ap</text:p>
          </table:table-cell>
        </table:table-row>
        <table:table-row table:style-name="Table1.2">
          <table:table-cell table:style-name="Table1.A1" office:value-type="string">
            <text:p text:style-name="P22">base_tmt_mark</text:p>
          </table:table-cell>
          <table:table-cell table:style-name="Table1.A1" office:value-type="string">
            <text:p text:style-name="P22">DFLT/dflt/mkmk</text:p>
          </table:table-cell>
          <table:table-cell table:style-name="Table1.A1" office:value-type="string">
            <text:p text:style-name="P22">attaches Tone Mai Tho to upper vowel using tm tap</text:p>
          </table:table-cell>
        </table:table-row>
        <table:table-row table:style-name="Table1.2">
          <table:table-cell table:style-name="Table1.A1" office:value-type="string">
            <text:p text:style-name="P39">Collision_lowCo_cULDia</text:p>
          </table:table-cell>
          <table:table-cell table:style-name="Table1.A1" office:value-type="string">
            <text:p text:style-name="P38">DFLT/dflt/mkmk</text:p>
          </table:table-cell>
          <table:table-cell table:style-name="Table1.A1" office:value-type="string">
            <text:p text:style-name="P38">These vowels sit too close to Low Co. (The Low Co UL ap should probably be adjusted in the future.) </text:p>
            <text:p text:style-name="P38">The ordering of this rule is unusual in that it places a vowel adjustment rule in with the tone adjustments, i.e., after the tones have been attached. This is so that the vowel can be moved without moving the tones. (I.e. if the vowel is adjusted first, the tone is attahed to the adjusted AP, and is thus moved with the vowel. If the tone is attached first, moving the vowel does not move the tone.) This allows the space between the vowel and the Low Co to be adjusted without moving the tone into the tail of a preceding character.</text:p>
            <text:p text:style-name="P40">10/2016: Renamed to “CollisionVowel\lowCo_cULDia and moved into the CollisionVowel lookups.</text:p>
            <text:p text:style-name="P40">***This will move the tones that are attached to these vowels, and may require a new CollisionTone lookup ***</text:p>
          </table:table-cell>
        </table:table-row>
        <table:table-row table:style-name="Table1.2">
          <table:table-cell table:style-name="Table1.A1" office:value-type="string">
            <text:p text:style-name="P52">CollisionTone\*</text:p>
            <text:p text:style-name="P43">Collision<text:span text:style-name="T15">VT</text:span>\*</text:p>
          </table:table-cell>
          <table:table-cell table:style-name="Table1.A1" office:value-type="string">
            <text:p text:style-name="P22">DFLT/dflt/mkmk</text:p>
          </table:table-cell>
          <table:table-cell table:style-name="Table1.A1" office:value-type="string">
            <text:p text:style-name="P22">Fixes collisions between combining tone and adjacent characters.</text:p>
            <text:p text:style-name="P22">Each lookup’s context is summarized in the name using a syntax similar to that for CollisionCrWd\*.</text:p>
            <text:p text:style-name="P25">Please refer to the VOLT project file TaiHeritageProR.vtp for the exact context and adjustment made by each lookup.</text:p>
            <text:p text:style-name="P41">10/2016: Split into two parts: CollisionTone\* has lookups that <text:soft-page-break/>do not have combining vowels, and need to be moved to the “mark” feature.</text:p>
            <text:p text:style-name="P41">CollisionVT\* includes those lookups that have both combining vowel and tone, and are left here.</text:p>
          </table:table-cell>
        </table:table-row>
        <table:table-row table:style-name="Table1.2">
          <table:table-cell table:style-name="Table1.A1" office:value-type="string">
            <text:p text:style-name="P49">Collision_lowCo_lowCo_cUpCombStr_Ek</text:p>
          </table:table-cell>
          <table:table-cell table:style-name="Table1.A1" office:value-type="string">
            <text:p text:style-name="P22">DFLT/dflt/mkmk</text:p>
          </table:table-cell>
          <table:table-cell table:style-name="Table1.A1" office:value-type="string">
            <text:p text:style-name="P47">10/2016: <text:span text:style-name="T16">Added. Fine tunes the position of the Mai Ek over “straight” upper vowels when between Low Cho’s</text:span></text:p>
          </table:table-cell>
        </table:table-row>
        <table:table-row table:style-name="Table1.2">
          <table:table-cell table:style-name="Table1.A1" office:value-type="string">
            <text:p text:style-name="P49">Collision_lowCo_lowCo_cUpCombStr_Tho</text:p>
          </table:table-cell>
          <table:table-cell table:style-name="Table1.A1" office:value-type="string">
            <text:p text:style-name="P22">DFLT/dflt/mkmk</text:p>
          </table:table-cell>
          <table:table-cell table:style-name="Table1.A1" office:value-type="string">
            <text:p text:style-name="P47">10/2016: <text:span text:style-name="T16">Added. Fine tunes the position of the Mai Tho over “straight” upper vowels when between Low Cho’s</text:span></text:p>
          </table:table-cell>
        </table:table-row>
        <table:table-row table:style-name="Table1.2">
          <table:table-cell table:style-name="Table1.A1" office:value-type="string">
            <text:p text:style-name="P26">CollisionTone\<text:line-break/>O_Space_Cho_Tho</text:p>
          </table:table-cell>
          <table:table-cell table:style-name="Table1.A1" office:value-type="string">
            <text:p text:style-name="P27">DFLT/dflt/mkmk</text:p>
          </table:table-cell>
          <table:table-cell table:style-name="Table1.A1" office:value-type="string">
            <text:p text:style-name="P27">This rule does not make sense. It is based on the Graphite rule:</text:p>
            <text:p text:style-name="P13">cls_vowelO <text:s/>g_space <text:s/>cls_cho <text:s/>g_maiTho {shift.x = 330m; shift.y = 130m};</text:p>
            <text:p text:style-name="P27">Vowel O should never occur before a space.</text:p>
            <text:p text:style-name="P27">Rule is probably harmless.</text:p>
            <text:p text:style-name="P27">TO DO (VOLT done; GRAPHITE): Remove this rule and retest font. </text:p>
          </table:table-cell>
        </table:table-row>
      </table:table>
      <text:p text:style-name="P1"/>
      <text:h text:style-name="Heading_20_1" text:outline-level="1">Comparison of OT code in v 2.5 with Graphite code in v 2.0</text:h>
      <text:h text:style-name="Heading_20_2" text:outline-level="2">Feature table</text:h>
      <text:p text:style-name="Standard">OT does not have user selectable features. OT Lookups that correspond to Graphite features can be enabled through the use of TypeTuner.</text:p>
      <text:h text:style-name="Heading_20_2" text:outline-level="2">Vowel over final consonant</text:h>
      <text:p text:style-name="Standard">One of the user selectable features in Graphite moves the combining marks to the final consonant. OT is not able to support this option. Therefore, any Graphite rule that is conditioned on “if (vowelPos == final)” or “if (vowelPos == initial || vowelPos == ap)” has no equivalent in the OT code. </text:p>
      <text:h text:style-name="Heading_20_2" text:outline-level="2">Line breaking rules</text:h>
      <text:p text:style-name="Standard">OT does not have provision for line breaking rules. Line breaking must be implemented in either the shaping engine or the app. </text:p>
      <text:h text:style-name="Heading_20_2" text:outline-level="2">Substitution</text:h>
      <text:p text:style-name="Standard">The lookups associated with the Latin script (<text:span text:style-name="T10">normal_rules</text:span> and <text:span text:style-name="T10">dotless</text:span>) have been added since v 2.0.</text:p>
      <text:h text:style-name="Heading_20_2" text:outline-level="2">Basic attachments</text:h>
      <text:p text:style-name="Standard">No known issues here.</text:p>
      <text:h text:style-name="Heading_20_2" text:outline-level="2">Collisions—intra-syllable</text:h>
      <text:p text:style-name="Standard">Most of the OT lookups were derived from the Graphite rules for THP 2.0. The following rules have been added or changed.</text:p>
      <text:list xml:id="list6870853014638774671" text:style-name="WWNum4">
        <text:list-item>
          <text:p text:style-name="P58">CollisionVowel\LabializedCons</text:p>
        </text:list-item>
        <text:list-item>
          <text:p text:style-name="P58">Collision_lowCo_cULDia</text:p>
        </text:list-item>
        <text:list-item>
          <text:p text:style-name="P58">CollisionTone\O_Space_Cho_Tho <text:s/><text:span text:style-name="T5">--- TO DO (VOLT done): Needs to be removed.</text:span></text:p>
        </text:list-item>
        <text:list-item>
          <text:p text:style-name="P58">CollisionTone\Ay_ChoPho_Tho --- The corresponding Graphite rule<text:line-break/><text:tab/><text:tab/>g_vowelAy <text:s text:c="2"/>cls_cho <text:s/>g_maiTho {shift.x = 450m; shift.y = 200m};<text:line-break/><text:soft-page-break/>(currenlty line 450) covers only the Low Cho and High Cho.<text:span text:style-name="T4"> <text:line-break/></text:span><text:span text:style-name="T6">TO DO (GRAPHITE): Add coverage for the Low Pho. </text:span><text:span text:style-name="T4"><text:s/></text:span></text:p>
        </text:list-item>
      </text:list>
      <text:p text:style-name="P31">(One possible solution is to add the following rule to the // low-pho (AA9E / AA9E) section:<text:line-break/>g_vowelAy <text:s text:c="2"/>g_AA9E <text:s/>g_maiTho {shift.x = 450m; shift.y = 200m};</text:p>
      <text:list xml:id="list155321159285605" text:continue-numbering="true" text:style-name="WWNum4">
        <text:list-item>
          <text:p text:style-name="P58">CollisionVowel\lowCoR_space_lowCoR_I --- This sequence is now handled by the cross-word collision rules. Repeating the rule here makes an unnecessary shift to the position of the Vowel I. <text:line-break/><text:span text:style-name="T6">TO DO (VOLT done; GRAPHITE) </text:span><text:span text:style-name="T5">Remove this rule from OT and Graphite, and retest. </text:span></text:p>
        </text:list-item>
      </text:list>
      <text:h text:style-name="Heading_20_2" text:outline-level="2">Collisions—cross-word</text:h>
      <text:p text:style-name="Text_20_body">These have been completely rewritten.</text:p>
      <text:p text:style-name="P30">TO DO (GRAPHITE): Update cross-word collision rules. See below.</text:p>
      <text:p text:style-name="P30"/>
      <text:p text:style-name="Standard">There are some aspects of the following lookups and their Graphite equivalents which puzzle me:</text:p>
      <text:list xml:id="list2102448251730701674" text:style-name="WWNum5">
        <text:list-item>
          <text:p text:style-name="P59">CollisionVowel\lowCoR_lowCoR_cULDia</text:p>
        </text:list-item>
        <text:list-item>
          <text:p text:style-name="P59">CollisionVowel\lowCoR_lowCoR_I</text:p>
        </text:list-item>
        <text:list-item>
          <text:p text:style-name="P59">CollisionVowel\lowCoR_lowCoDw_I</text:p>
        </text:list-item>
        <text:list-item>
          <text:p text:style-name="P59">CollisionVowel\lowCoR_lowCoDw_UE</text:p>
        </text:list-item>
        <text:list-item>
          <text:p text:style-name="P59">CollisionVowel\lowCoR_lowCoDw_Kang</text:p>
        </text:list-item>
        <text:list-item>
          <text:p text:style-name="P59">CollisionVowel\lowCo_lowCo_I</text:p>
        </text:list-item>
        <text:list-item>
          <text:p text:style-name="P59">CollisionTone\lowCoR_lowCoR_Ek</text:p>
        </text:list-item>
        <text:list-item>
          <text:p text:style-name="P59">CollisionTone\lowCoR_lowCoR_Tho</text:p>
        </text:list-item>
        <text:list-item>
          <text:p text:style-name="P59">CollisionTone\lowCo_lowCo_Tho</text:p>
        </text:list-item>
        <text:list-item>
          <text:p text:style-name="P59">CollisionTone\lowCo_lowCo_cUL_Ek</text:p>
        </text:list-item>
        <text:list-item>
          <text:p text:style-name="P59">CollisionTone\lowCo_lowCo_cUL_Tho</text:p>
        </text:list-item>
        <text:list-item>
          <text:p text:style-name="P59">CollisionTone\lowCo_lowCo_I_Ek</text:p>
        </text:list-item>
        <text:list-item>
          <text:p text:style-name="P59">CollisionTone\lowCo_lowCo_I_Tho</text:p>
        </text:list-item>
      </text:list>
      <text:p text:style-name="Standard"/>
      <text:list xml:id="list56126770687339748" text:style-name="WWNum6">
        <text:list-item>
          <text:p text:style-name="P60">All of these rules involve two consonants. But none of them appear to make provision for optional combining marks over the first consonant. A combining mark in that position will block the rule.</text:p>
        </text:list-item>
      </text:list>
      <text:p text:style-name="Standard"/>
      <text:list xml:id="list155321403331133" text:continue-numbering="true" text:style-name="WWNum6">
        <text:list-item>
          <text:p text:style-name="P60">None of these rules has a space in the context. They would only apply to <text:bookmark text:name="_GoBack"/>rare two-syllable words, or to text that has no inter-word spacing. We haven’t put a lot of effort into handling text without spaces. Why have we included these rules, and not a full set of rules that would be needed for text without spaces? (A full set of no-space rules would probably look like the CollisionCrWd rules without the spaces.)</text:p>
        </text:list-item>
      </text:list>
      <text:p text:style-name="P18"><text:span text:style-name="T11">TO DO</text:span> (DONE): discuss this with Sharon.</text:p>
      <text:p text:style-name="Text_20_body"/>
      <text:h text:style-name="Heading_20_1" text:outline-level="1"><text:soft-page-break/></text:h>
      <text:h text:style-name="P34" text:outline-level="1">Description of Cross-word Collision Rules</text:h>
      <text:p text:style-name="P7">Vowel over initial + Normal height consonant in 2<text:span text:style-name="T14">nd</text:span> syllabl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1<text:span text:style-name="T14">st</text:span> syllable consonant</text:p>
          </table:table-cell>
          <table:table-cell table:style-name="Table2.A1" office:value-type="string">
            <text:p text:style-name="P6"><text:span text:style-name="T13">Optional</text:span><text:span text:style-name="T12"> combining vowel and/or tone</text:span></text:p>
          </table:table-cell>
          <table:table-cell table:style-name="Table2.A1" office:value-type="string">
            <text:p text:style-name="P4"/>
          </table:table-cell>
          <table:table-cell table:style-name="Table2.A1" office:value-type="string">
            <text:p text:style-name="P4">2<text:span text:style-name="T14">nd</text:span> syllable narrow consonant</text:p>
          </table:table-cell>
          <table:table-cell table:style-name="Table2.A1" office:value-type="string">
            <text:p text:style-name="P4">Upper combining vowel</text:p>
          </table:table-cell>
          <table:table-cell table:style-name="Table2.A1" office:value-type="string">
            <text:p text:style-name="P4">Combining tone on upper level will collide with tail of C<text:span text:style-name="T3">LRT</text:span></text:p>
          </table:table-cell>
          <table:table-cell table:style-name="Table2.G1" office:value-type="string">
            <text:p text:style-name="P35"/>
          </table:table-cell>
        </table:table-row>
        <table:table-row>
          <table:table-cell table:style-name="Table2.A2" office:value-type="string">
            <text:p text:style-name="P7">C<text:span text:style-name="T3">LRT</text:span></text:p>
          </table:table-cell>
          <table:table-cell table:style-name="Table2.A2" office:value-type="string">
            <text:p text:style-name="P7"><text:span text:style-name="T12">[V</text:span><text:span text:style-name="T3">comb</text:span><text:span text:style-name="T12">][T</text:span><text:span text:style-name="T3">comb</text:span><text:span text:style-name="T12">]</text:span></text:p>
          </table:table-cell>
          <table:table-cell table:style-name="Table2.A2" office:value-type="string">
            <text:p text:style-name="P5">space</text:p>
          </table:table-cell>
          <table:table-cell table:style-name="Table2.A2" office:value-type="string">
            <text:p text:style-name="P7"><text:span text:style-name="T12">C</text:span><text:span text:style-name="T3">narrow</text:span></text:p>
          </table:table-cell>
          <table:table-cell table:style-name="Table2.A2" office:value-type="string">
            <text:p text:style-name="P7"><text:span text:style-name="T12">V</text:span><text:span text:style-name="T3">upperComb</text:span></text:p>
          </table:table-cell>
          <table:table-cell table:style-name="Table2.A2" office:value-type="string">
            <text:p text:style-name="P7"><text:span text:style-name="T12">T</text:span><text:span text:style-name="T3">comb</text:span></text:p>
          </table:table-cell>
          <table:table-cell table:style-name="Table2.G2" office:value-type="string">
            <text:p text:style-name="P8"/>
          </table:table-cell>
        </table:table-row>
        <table:table-row>
          <table:table-cell table:style-name="Table2.A2" office:value-type="string">
            <text:p text:style-name="P3">cLongRtTail1 </text:p>
            <text:p text:style-name="P3">cLongRtTail2</text:p>
          </table:table-cell>
          <table:table-cell table:style-name="Table2.A2" office:value-type="string">
            <text:p text:style-name="P3">cCombVowel </text:p>
            <text:p text:style-name="P3">cCombTone </text:p>
          </table:table-cell>
          <table:table-cell table:style-name="Table2.A2" office:value-type="string">
            <text:p text:style-name="P3"/>
          </table:table-cell>
          <table:table-cell table:style-name="Table2.A2" office:value-type="string">
            <text:p text:style-name="P3">cNarrowCons_1 </text:p>
            <text:p text:style-name="P3">cNarrowCons_2</text:p>
            <text:p text:style-name="P3">cNarrowCons_2a</text:p>
            <text:p text:style-name="P3">cNarrowCons_3</text:p>
            <text:p text:style-name="P3">cNarrowCons_3a</text:p>
          </table:table-cell>
          <table:table-cell table:style-name="Table2.A2" office:value-type="string">
            <text:p text:style-name="P3">ciDia </text:p>
            <text:p text:style-name="P3">cUpCombVowelCurved</text:p>
            <text:p text:style-name="P3">cUpCombVowelStraight</text:p>
          </table:table-cell>
          <table:table-cell table:style-name="Table2.A2" office:value-type="string">
            <text:p text:style-name="P3">ctmeDia </text:p>
            <text:p text:style-name="P3">ctmtDia</text:p>
          </table:table-cell>
          <table:table-cell table:style-name="Table2.G2" office:value-type="string">
            <text:p text:style-name="P3"/>
          </table:table-cell>
        </table:table-row>
      </table:table>
      <text:p text:style-name="P7"><text:span text:style-name="T12">Vowel over initial + Tall consonant in 2</text:span><text:span text:style-name="T14">nd</text:span><text:span text:style-name="T12"> syllabl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1<text:span text:style-name="T14">st</text:span> syllable consonant</text:p>
          </table:table-cell>
          <table:table-cell table:style-name="Table3.A1" office:value-type="string">
            <text:p text:style-name="P6"><text:span text:style-name="T13">Optional</text:span><text:span text:style-name="T12"> combining vowel and/or tone</text:span></text:p>
          </table:table-cell>
          <table:table-cell table:style-name="Table3.A1" office:value-type="string">
            <text:p text:style-name="P4"/>
          </table:table-cell>
          <table:table-cell table:style-name="Table3.A1" office:value-type="string">
            <text:p text:style-name="P4">2<text:span text:style-name="T14">nd</text:span> syllable tall narrow consonant</text:p>
          </table:table-cell>
          <table:table-cell table:style-name="Table3.A1" office:value-type="string">
            <text:p text:style-name="P4">Upper combining vowel is taller than normal because of the tall consonant; collides with the C<text:span text:style-name="T3">LRT</text:span></text:p>
          </table:table-cell>
          <table:table-cell table:style-name="Table3.A1" office:value-type="string">
            <text:p text:style-name="P4">It is assumed that any <text:s/>tone will move with the vowel.</text:p>
          </table:table-cell>
          <table:table-cell table:style-name="Table3.G1" office:value-type="string">
            <text:p text:style-name="P4"/>
          </table:table-cell>
        </table:table-row>
        <table:table-row>
          <table:table-cell table:style-name="Table3.A2" office:value-type="string">
            <text:p text:style-name="P7">C<text:span text:style-name="T3">LRT</text:span></text:p>
          </table:table-cell>
          <table:table-cell table:style-name="Table3.A2" office:value-type="string">
            <text:p text:style-name="P7"><text:span text:style-name="T12">[V</text:span><text:span text:style-name="T3">comb</text:span><text:span text:style-name="T12">][T</text:span><text:span text:style-name="T3">comb</text:span><text:span text:style-name="T12">]</text:span></text:p>
          </table:table-cell>
          <table:table-cell table:style-name="Table3.A2" office:value-type="string">
            <text:p text:style-name="P5">space</text:p>
          </table:table-cell>
          <table:table-cell table:style-name="Table3.A2" office:value-type="string">
            <text:p text:style-name="P7"><text:span text:style-name="T12">C</text:span><text:span text:style-name="T3">narrowTall</text:span></text:p>
          </table:table-cell>
          <table:table-cell table:style-name="Table3.A2" office:value-type="string">
            <text:p text:style-name="P7"><text:span text:style-name="T12">V</text:span><text:span text:style-name="T3">upperComb</text:span></text:p>
          </table:table-cell>
          <table:table-cell table:style-name="Table3.A2" office:value-type="string">
            <text:p text:style-name="P8"/>
          </table:table-cell>
          <table:table-cell table:style-name="Table3.G2" office:value-type="string">
            <text:p text:style-name="P8"/>
          </table:table-cell>
        </table:table-row>
        <table:table-row>
          <table:table-cell table:style-name="Table3.A2" office:value-type="string">
            <text:p text:style-name="P3">cLongRtTail1 </text:p>
            <text:p text:style-name="P3">cLongRtTail2</text:p>
          </table:table-cell>
          <table:table-cell table:style-name="Table3.A2" office:value-type="string">
            <text:p text:style-name="P3">cCombVowel </text:p>
            <text:p text:style-name="P3">cCombTone </text:p>
          </table:table-cell>
          <table:table-cell table:style-name="Table3.A2" office:value-type="string">
            <text:p text:style-name="P3"/>
          </table:table-cell>
          <table:table-cell table:style-name="Table3.A2" office:value-type="string">
            <text:p text:style-name="P3">cNarrowCons_Tall</text:p>
          </table:table-cell>
          <table:table-cell table:style-name="Table3.A2" office:value-type="string">
            <text:p text:style-name="P3">ciDia </text:p>
            <text:p text:style-name="P3">cUpCombVowelCurved</text:p>
            <text:p text:style-name="P3">cUpCombVowelStraight</text:p>
          </table:table-cell>
          <table:table-cell table:style-name="Table3.A2" office:value-type="string">
            <text:p text:style-name="P3"/>
          </table:table-cell>
          <table:table-cell table:style-name="Table3.G2" office:value-type="string">
            <text:p text:style-name="P3"/>
          </table:table-cell>
        </table:table-row>
      </table:table>
      <text:p text:style-name="P7"/>
      <text:p text:style-name="P32">Vowel over final + Normal height consonant in 2<text:span text:style-name="T14">nd</text:span> syll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1<text:span text:style-name="T14">st</text:span> syllable consonant</text:p>
          </table:table-cell>
          <table:table-cell table:style-name="Table4.A1" office:value-type="string">
            <text:p text:style-name="P6"><text:span text:style-name="T13">Optional</text:span><text:span text:style-name="T12"> combining vowel and/or tone</text:span></text:p>
          </table:table-cell>
          <table:table-cell table:style-name="Table4.A1" office:value-type="string">
            <text:p text:style-name="P4"/>
          </table:table-cell>
          <table:table-cell table:style-name="Table4.A1" office:value-type="string">
            <text:p text:style-name="P4">2<text:span text:style-name="T14">nd</text:span> syllable narrow consonant</text:p>
          </table:table-cell>
          <table:table-cell table:style-name="Table4.A1" office:value-type="string">
            <text:p text:style-name="P4">Upper combining vowel</text:p>
          </table:table-cell>
          <table:table-cell table:style-name="Table4.A1" office:value-type="string">
            <text:p text:style-name="P4">Combining Mai Tho on upper level will collide with tail of C<text:span text:style-name="T3">LRT</text:span></text:p>
          </table:table-cell>
          <table:table-cell table:style-name="Table4.G1" office:value-type="string">
            <text:p text:style-name="P35">the presence of a final consonant will move the vowel (and tone) to the final position, eliminating the collision</text:p>
          </table:table-cell>
        </table:table-row>
        <table:table-row>
          <table:table-cell table:style-name="Table4.A2" office:value-type="string">
            <text:p text:style-name="P7">C<text:span text:style-name="T3">LRT</text:span></text:p>
          </table:table-cell>
          <table:table-cell table:style-name="Table4.A2" office:value-type="string">
            <text:p text:style-name="P7"><text:span text:style-name="T12">[V</text:span><text:span text:style-name="T3">comb</text:span><text:span text:style-name="T12">][T</text:span><text:span text:style-name="T3">comb</text:span><text:span text:style-name="T12">]</text:span></text:p>
          </table:table-cell>
          <table:table-cell table:style-name="Table4.A2" office:value-type="string">
            <text:p text:style-name="P5">space</text:p>
          </table:table-cell>
          <table:table-cell table:style-name="Table4.A2" office:value-type="string">
            <text:p text:style-name="P7"><text:span text:style-name="T12">C</text:span><text:span text:style-name="T3">narrow</text:span></text:p>
          </table:table-cell>
          <table:table-cell table:style-name="Table4.A2" office:value-type="string">
            <text:p text:style-name="P7"><text:span text:style-name="T12">V</text:span><text:span text:style-name="T3">upperComb</text:span></text:p>
          </table:table-cell>
          <table:table-cell table:style-name="Table4.A2" office:value-type="string">
            <text:p text:style-name="P5">Mai Tho</text:p>
          </table:table-cell>
          <table:table-cell table:style-name="Table4.G2" office:value-type="string">
            <text:p text:style-name="P7">NOT C<text:span text:style-name="T3">final</text:span></text:p>
          </table:table-cell>
        </table:table-row>
        <table:table-row>
          <table:table-cell table:style-name="Table4.A2" office:value-type="string">
            <text:p text:style-name="P3">cLongRtTail1 </text:p>
            <text:p text:style-name="P3">cLongRtTail2</text:p>
          </table:table-cell>
          <table:table-cell table:style-name="Table4.A2" office:value-type="string">
            <text:p text:style-name="P3">cCombVowel </text:p>
            <text:p text:style-name="P3">cCombTone </text:p>
          </table:table-cell>
          <table:table-cell table:style-name="Table4.A2" office:value-type="string">
            <text:p text:style-name="P3"/>
          </table:table-cell>
          <table:table-cell table:style-name="Table4.A2" office:value-type="string">
            <text:p text:style-name="P3">cNarrowCons_1 </text:p>
            <text:p text:style-name="P3">cNarrowCons_2</text:p>
            <text:p text:style-name="P3">cNarrowCons_2a</text:p>
            <text:p text:style-name="P3">cNarrowCons_3</text:p>
            <text:p text:style-name="P3">cNarrowCons_3a</text:p>
          </table:table-cell>
          <table:table-cell table:style-name="Table4.A2" office:value-type="string">
            <text:p text:style-name="P3">ciDia </text:p>
            <text:p text:style-name="P3">cUpCombVowelCurved</text:p>
            <text:p text:style-name="P3">cUpCombVowelStraight</text:p>
          </table:table-cell>
          <table:table-cell table:style-name="Table4.A2" office:value-type="string">
            <text:p text:style-name="P3">ctmtDia</text:p>
          </table:table-cell>
          <table:table-cell table:style-name="Table4.G2" office:value-type="string">
            <text:p text:style-name="P29">NOT:</text:p>
            <text:p text:style-name="P33">AA80</text:p>
            <text:p text:style-name="P33">AA89</text:p>
            <text:p text:style-name="P33">AA92</text:p>
            <text:p text:style-name="P33">AA99</text:p>
            <text:p text:style-name="P33">AA9A</text:p>
            <text:p text:style-name="P33">AAA3</text:p>
            <text:p text:style-name="P33">AAA5</text:p>
            <text:p text:style-name="P33">AAAB</text:p>
          </table:table-cell>
        </table:table-row>
      </table:table>
      <text:p text:style-name="P7"><text:span text:style-name="T12">Vowel over final + Tall consonant in 2</text:span><text:span text:style-name="T14">nd</text:span><text:span text:style-name="T12"> syllable:</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4">1<text:span text:style-name="T14">st</text:span> syllable consonant</text:p>
          </table:table-cell>
          <table:table-cell table:style-name="Table5.A1" office:value-type="string">
            <text:p text:style-name="P6"><text:span text:style-name="T13">Optional</text:span><text:span text:style-name="T12"> combining vowel and/or tone</text:span></text:p>
          </table:table-cell>
          <table:table-cell table:style-name="Table5.A1" office:value-type="string">
            <text:p text:style-name="P4"/>
          </table:table-cell>
          <table:table-cell table:style-name="Table5.A1" office:value-type="string">
            <text:p text:style-name="P4">2<text:span text:style-name="T14">nd</text:span> syllable tall narrow consonant</text:p>
          </table:table-cell>
          <table:table-cell table:style-name="Table5.A1" office:value-type="string">
            <text:p text:style-name="P4">Upper combining vowel is taller than normal because of the tall consonant; collides with the C<text:span text:style-name="T3">LRT</text:span></text:p>
          </table:table-cell>
          <table:table-cell table:style-name="Table5.A1" office:value-type="string">
            <text:p text:style-name="P4"><text:span text:style-name="T2">Optional</text:span> combining tone.</text:p>
            <text:p text:style-name="P4">It is assumed that the tone will move with the vowel.</text:p>
          </table:table-cell>
          <table:table-cell table:style-name="Table5.G1" office:value-type="string">
            <text:p text:style-name="P35">the presence of a final consonant will move the vowel (and tone) to the final position, eliminating the collision</text:p>
          </table:table-cell>
        </table:table-row>
        <table:table-row>
          <table:table-cell table:style-name="Table5.A2" office:value-type="string">
            <text:p text:style-name="P7">C<text:span text:style-name="T3">LRT</text:span></text:p>
          </table:table-cell>
          <table:table-cell table:style-name="Table5.A2" office:value-type="string">
            <text:p text:style-name="P7"><text:span text:style-name="T12">[V</text:span><text:span text:style-name="T3">comb</text:span><text:span text:style-name="T12">][T</text:span><text:span text:style-name="T3">comb</text:span><text:span text:style-name="T12">]</text:span></text:p>
          </table:table-cell>
          <table:table-cell table:style-name="Table5.A2" office:value-type="string">
            <text:p text:style-name="P5">space</text:p>
          </table:table-cell>
          <table:table-cell table:style-name="Table5.A2" office:value-type="string">
            <text:p text:style-name="P7"><text:span text:style-name="T12">C</text:span><text:span text:style-name="T3">narrowTall</text:span></text:p>
          </table:table-cell>
          <table:table-cell table:style-name="Table5.A2" office:value-type="string">
            <text:p text:style-name="P7"><text:span text:style-name="T12">V</text:span><text:span text:style-name="T3">upperComb</text:span></text:p>
          </table:table-cell>
          <table:table-cell table:style-name="Table5.A2" office:value-type="string">
            <text:p text:style-name="P8"><text:span text:style-name="T12">[T</text:span>comb<text:span text:style-name="T12">]</text:span></text:p>
          </table:table-cell>
          <table:table-cell table:style-name="Table5.G2" office:value-type="string">
            <text:p text:style-name="P7">NOT C<text:span text:style-name="T3">final</text:span></text:p>
          </table:table-cell>
        </table:table-row>
        <table:table-row>
          <table:table-cell table:style-name="Table5.A2" office:value-type="string">
            <text:p text:style-name="P3">cLongRtTail1 </text:p>
            <text:p text:style-name="P3">cLongRtTail2</text:p>
          </table:table-cell>
          <table:table-cell table:style-name="Table5.A2" office:value-type="string">
            <text:p text:style-name="P3">cCombVowel </text:p>
            <text:p text:style-name="P3">cCombTone </text:p>
          </table:table-cell>
          <table:table-cell table:style-name="Table5.A2" office:value-type="string">
            <text:p text:style-name="P3"/>
          </table:table-cell>
          <table:table-cell table:style-name="Table5.A2" office:value-type="string">
            <text:p text:style-name="P3">cNarrowCons_Tall</text:p>
          </table:table-cell>
          <table:table-cell table:style-name="Table5.A2" office:value-type="string">
            <text:p text:style-name="P3">ciDia </text:p>
            <text:p text:style-name="P3">cUpCombVowelCurved</text:p>
            <text:p text:style-name="P3">cUpCombVowelStraight</text:p>
          </table:table-cell>
          <table:table-cell table:style-name="Table5.A2" office:value-type="string">
            <text:p text:style-name="P3">cCombTone</text:p>
          </table:table-cell>
          <table:table-cell table:style-name="Table5.G2" office:value-type="string">
            <text:p text:style-name="P29">NOT:</text:p>
            <text:p text:style-name="P33">AA80</text:p>
            <text:p text:style-name="P33">AA89</text:p>
            <text:p text:style-name="P33">AA92</text:p>
            <text:p text:style-name="P33">AA99</text:p>
            <text:p text:style-name="P33">AA9A</text:p>
            <text:p text:style-name="P33">AAA3</text:p>
            <text:p text:style-name="P33">AAA5</text:p>
            <text:p text:style-name="P33">AAAB</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en" fo:country="US" style:letter-kerning="true" style:font-name-asian="SimSun" style:font-size-asian="11pt" style:language-asian="zh" style:country-asian="TW" style:font-name-complex="Tahoma"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25in" style:writing-mode="lr-tb"/>
      <style:text-properties style:use-window-font-color="true" style:font-name="Times New Roman" fo:font-size="11pt" fo:language="en" fo:country="US" style:letter-kerning="true" style:font-name-asian="SimSun" style:font-size-asian="11pt" style:language-asian="zh" style:country-asian="TW"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555in" loext:contextual-spacing="false" fo:line-height="110%"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76b1" style:font-name="Arial1" fo:font-family="Arial"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loext:contextual-spacing="false" fo:keep-together="always" fo:keep-with-next="always"/>
      <style:text-properties fo:color="#629dd1" style:font-name="Arial1" fo:font-family="Arial" style:font-family-generic="roman" style:font-pitch="variable" fo:font-weight="bold"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loext:contextual-spacing="false" fo:keep-together="always" fo:keep-with-next="always"/>
      <style:text-properties fo:color="#629dd1" style:font-name="Arial1" fo:font-family="Arial" style:font-family-generic="roman" style:font-pitch="variable"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loext:contextual-spacing="false" fo:keep-together="always" fo:keep-with-next="always"/>
      <style:text-properties fo:color="#629dd1" style:font-name="Arial1" fo:font-family="Arial" style:font-family-generic="roman" style:font-pitch="variable"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139in" fo:margin-bottom="0in" loext:contextual-spacing="false" fo:keep-together="always" fo:keep-with-next="always"/>
      <style:text-properties fo:color="#224e76" style:font-name="Arial1" fo:font-family="Arial" style:font-family-generic="roman" style:font-pitch="variable"/>
    </style:style>
    <style:style style:name="Heading_20_6" style:display-name="Heading 6" style:family="paragraph" style:parent-style-name="Standard" style:next-style-name="Text_20_body" style:default-outline-level="6" style:class="text">
      <style:paragraph-properties fo:margin-top="0.139in" fo:margin-bottom="0in" loext:contextual-spacing="false" fo:keep-together="always" fo:keep-with-next="always"/>
      <style:text-properties fo:color="#224e76" style:font-name="Arial1" fo:font-family="Arial" style:font-family-generic="roman" style:font-pitch="variable"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139in" fo:margin-bottom="0in" loext:contextual-spacing="false" fo:keep-together="always" fo:keep-with-next="always"/>
      <style:text-properties fo:color="#404040" style:font-name="Arial1" fo:font-family="Arial"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139in" fo:margin-bottom="0in" loext:contextual-spacing="false" fo:keep-together="always" fo:keep-with-next="always"/>
      <style:text-properties fo:color="#629dd1" style:font-name="Arial1" fo:font-family="Arial" style:font-family-generic="roman" style:font-pitch="variable"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139in" fo:margin-bottom="0in" loext:contextual-spacing="false" fo:keep-together="always" fo:keep-with-next="always"/>
      <style:text-properties fo:color="#404040" style:font-name="Arial1" fo:font-family="Arial" style:font-family-generic="roman" style:font-pitch="variable" fo:font-size="10pt" fo:font-style="italic" style:font-size-asian="10pt" style:font-style-asian="italic" style:font-size-complex="10pt" style:font-style-complex="italic"/>
    </style:style>
    <style:style style:name="Title" style:family="paragraph" style:parent-style-name="Standard" style:next-style-name="Subtitle" style:default-outline-level="" style:class="chapter">
      <style:paragraph-properties fo:margin-top="0in" fo:margin-bottom="0.2083in" loext:contextual-spacing="false" fo:line-height="100%" fo:text-align="center" style:justify-single-word="false" fo:padding-left="0in" fo:padding-right="0in" fo:padding-top="0in" fo:padding-bottom="0.0555in" fo:border-left="none" fo:border-right="none" fo:border-top="none" fo:border-bottom="0.99pt solid #629dd1"/>
      <style:text-properties fo:color="#1b1d3d" style:font-name="Arial1" fo:font-family="Arial" style:font-family-generic="roman" style:font-pitch="variable" fo:font-size="26pt" fo:letter-spacing="0.0035in"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629dd1" style:font-name="Arial1" fo:font-family="Arial" style:font-family-generic="roman" style:font-pitch="variable" fo:font-size="14pt" fo:letter-spacing="0.0102in" fo:font-style="italic" style:font-size-asian="14pt" style:font-style-asian="italic" style:font-size-complex="12pt" style:font-style-complex="italic"/>
    </style:style>
    <style:style style:name="No_20_Spacing" style:display-name="No Spacing" style:family="paragraph" style:default-outline-level="">
      <style:paragraph-properties fo:margin-top="0in" fo:margin-bottom="0in" loext: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Quote" style:family="paragraph" style:paren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629dd1"/>
      <style:text-properties fo:color="#629dd1"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default-outline-level="">
      <style:paragraph-properties fo:line-height="100%"/>
      <style:text-properties fo:color="#629dd1" fo:font-size="9pt" fo:font-weight="bold" style:font-size-asian="9pt" style:font-weight-asian="bold" style:font-size-complex="9pt" style:font-weight-complex="bold"/>
    </style:style>
    <style:style style:name="Date"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fo:color="#1b1d3d" style:font-name="Arial1" fo:font-family="Arial" style:font-family-generic="roman" style:font-pitch="variable" fo:font-size="26pt" fo:letter-spacing="0.0035in" style:letter-kerning="true" style:font-size-asian="26pt" style:font-size-complex="26pt"/>
    </style:style>
    <style:style style:name="Heading_20_1_20_Char" style:display-name="Heading 1 Char" style:family="text" style:parent-style-name="Default_20_Paragraph_20_Font">
      <style:text-properties fo:color="#3476b1" style:font-name="Arial1" fo:font-family="Arial" style:font-family-generic="roman" style:font-pitch="variable"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629dd1" style:font-name="Arial1" fo:font-family="Arial" style:font-family-generic="roman" style:font-pitch="variable" fo:font-size="12pt" fo:font-weight="bold" style:font-size-asian="12pt" style:font-weight-asian="bold" style:font-size-complex="13pt" style:font-weight-complex="bold"/>
    </style:style>
    <style:style style:name="Heading_20_3_20_Char" style:display-name="Heading 3 Char" style:family="text" style:parent-style-name="Default_20_Paragraph_20_Font">
      <style:text-properties fo:color="#629dd1" style:font-name="Arial1" fo:font-family="Arial" style:font-family-generic="roman" style:font-pitch="variable" fo:font-weight="bold" style:font-weight-asian="bold" style:font-weight-complex="bold"/>
    </style:style>
    <style:style style:name="Subtitle_20_Char" style:display-name="Subtitle Char" style:family="text" style:parent-style-name="Default_20_Paragraph_20_Font">
      <style:text-properties fo:color="#629dd1" style:font-name="Arial1" fo:font-family="Arial" style:font-family-generic="roman" style:font-pitch="variable" fo:font-size="12pt" fo:letter-spacing="0.0102in" fo:font-style="italic" style:font-size-asian="12pt" style:font-style-asian="italic" style:font-size-complex="12pt" style:font-style-complex="italic"/>
    </style:style>
    <style:style style:name="Heading_20_4_20_Char" style:display-name="Heading 4 Char" style:family="text" style:parent-style-name="Default_20_Paragraph_20_Font">
      <style:text-properties fo:color="#629dd1" style:font-name="Arial1" fo:font-family="Arial" style:font-family-generic="roman" style:font-pitch="variable"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24e76" style:font-name="Arial1" fo:font-family="Arial" style:font-family-generic="roman" style:font-pitch="variable"/>
    </style:style>
    <style:style style:name="Heading_20_6_20_Char" style:display-name="Heading 6 Char" style:family="text" style:parent-style-name="Default_20_Paragraph_20_Font">
      <style:text-properties fo:color="#224e76" style:font-name="Arial1" fo:font-family="Arial" style:font-family-generic="roman" style:font-pitch="variable" fo:font-style="italic" style:font-style-asian="italic" style:font-style-complex="italic"/>
    </style:style>
    <style:style style:name="Heading_20_7_20_Char" style:display-name="Heading 7 Char" style:family="text" style:parent-style-name="Default_20_Paragraph_20_Font">
      <style:text-properties fo:color="#404040" style:font-name="Arial1" fo:font-family="Arial" style:font-family-generic="roman" style:font-pitch="variable" fo:font-style="italic" style:font-style-asian="italic" style:font-style-complex="italic"/>
    </style:style>
    <style:style style:name="Heading_20_8_20_Char" style:display-name="Heading 8 Char" style:family="text" style:parent-style-name="Default_20_Paragraph_20_Font">
      <style:text-properties fo:color="#629dd1" style:font-name="Arial1" fo:font-family="Arial" style:font-family-generic="roman" style:font-pitch="variable" fo:font-size="10pt" style:font-size-asian="10pt" style:font-size-complex="10pt"/>
    </style:style>
    <style:style style:name="Heading_20_9_20_Char" style:display-name="Heading 9 Char" style:family="text" style:parent-style-name="Default_20_Paragraph_20_Font">
      <style:text-properties fo:color="#404040" style:font-name="Arial1" fo:font-family="Arial" style:font-family-generic="roman" style:font-pitch="variable" fo:font-size="10pt" fo:font-style="italic" style:font-size-asian="10pt" style:font-style-asian="italic"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No_20_Spacing_20_Char" style:display-name="No Spacing Char" style:family="text" style:parent-style-name="Default_20_Paragraph_20_Font"/>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629dd1"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629dd1"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297fd5"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297fd5"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Date_20_Char" style:display-name="Date Char" style:family="text" style:parent-style-name="Default_20_Paragraph_20_Font">
      <style:text-properties fo:font-size="12pt" style:font-size-asian="12pt"/>
    </style:style>
    <style:style style:name="ListLabel_20_1" style:display-name="ListLabel 1"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im Brase</meta:initial-creator>
    <meta:editing-cycles>90</meta:editing-cycles>
    <meta:creation-date>2012-02-21T21:46:00</meta:creation-date>
    <dc:date>2016-10-17T15:53:20.608000000</dc:date>
    <meta:editing-duration>PT7H5M9S</meta:editing-duration>
    <meta:generator>LibreOffice/5.2.1.2$Windows_X86_64 LibreOffice_project/31dd62db80d4e60af04904455ec9c9219178d620</meta:generator>
    <meta:document-statistic meta:table-count="5" meta:image-count="0" meta:object-count="0" meta:page-count="20" meta:paragraph-count="602" meta:word-count="4725" meta:character-count="33762" meta:non-whitespace-character-count="29509"/>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